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bel" svg:font-family="Corbel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Standard">
      <style:text-properties fo:color="#00000a" loext:opacity="100%" style:font-name="Corbel" fo:font-weight="bold" style:font-name-asian="Corbel" style:font-weight-asian="bold" style:font-name-complex="Corbe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a" loext:opacity="100%" style:font-name="Corbel" fo:font-weight="bold" style:font-name-asian="Corbel" style:font-weight-asian="bold" style:font-name-complex="Corbe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a" loext:opacity="100%" style:font-name="Corbel" fo:font-style="italic" style:font-name-asian="Corbel" style:font-style-asian="italic" style:font-name-complex="Corbel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00000a" loext:opacity="100%" style:font-name="Corbel" style:font-name-asian="Corbel" style:font-name-complex="Corbe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Corbel" fo:font-weight="bold" style:font-name-asian="Corbel" style:font-weight-asian="bold" style:font-name-complex="Corbe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rbel" style:font-name-asian="Corbel" style:font-name-complex="Corbel"/>
    </style:style>
    <style:style style:name="P10" style:family="paragraph" style:parent-style-name="Standard">
      <style:paragraph-properties fo:text-align="center" style:justify-single-word="false"/>
      <style:text-properties style:font-name="Corbel" style:font-name-asian="Corbel" style:font-name-complex="Corbel"/>
    </style:style>
    <style:style style:name="P11" style:family="paragraph" style:parent-style-name="Akapit_20_z_20_listą">
      <style:paragraph-properties fo:text-align="justify" style:justify-single-word="false"/>
      <style:text-properties style:font-name="Corbel" style:font-name-asian="Corbel" style:font-name-complex="Corbel"/>
    </style:style>
    <style:style style:name="P12" style:family="paragraph" style:parent-style-name="Akapit_20_z_20_listą" style:list-style-name="WWNum2">
      <style:paragraph-properties fo:text-align="justify" style:justify-single-word="false"/>
    </style:style>
    <style:style style:name="P13" style:family="paragraph" style:parent-style-name="Standard" style:master-page-name="MP0">
      <style:paragraph-properties fo:margin-top="0cm" fo:margin-bottom="0.212cm" style:contextual-spacing="false" style:line-height-at-least="0.176cm" fo:text-align="center" style:justify-single-word="false" fo:orphans="0" fo:widows="0" style:page-number="auto" fo:break-before="pag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1d5150"/>
    </style:style>
    <style:style style:name="T1" style:family="text">
      <style:text-properties style:font-name="Corbel" fo:font-size="20pt" fo:font-weight="bold" style:letter-kerning="true" style:font-name-asian="Corbel" style:font-size-asian="20pt" style:font-weight-asian="bold" style:font-name-complex="Corbel" style:font-size-complex="20pt" style:font-weight-complex="bold"/>
    </style:style>
    <style:style style:name="T2" style:family="text">
      <style:text-properties style:font-name="Corbel" fo:font-size="20pt" fo:font-weight="bold" officeooo:rsid="001a3e92" style:letter-kerning="true" style:font-name-asian="Corbel" style:font-size-asian="20pt" style:font-weight-asian="bold" style:font-name-complex="Corbel" style:font-size-complex="20pt" style:font-weight-complex="bold"/>
    </style:style>
    <style:style style:name="T3" style:family="text">
      <style:text-properties style:font-name="Corbel" style:font-name-asian="Corbel" style:font-name-complex="Corbel"/>
    </style:style>
    <style:style style:name="T4" style:family="text">
      <style:text-properties style:font-name="Corbel" officeooo:rsid="001a3e92" style:font-name-asian="Corbel" style:font-name-complex="Corbel"/>
    </style:style>
    <style:style style:name="T5" style:family="text">
      <style:text-properties style:font-name="Corbel" officeooo:rsid="001b05bc" style:font-name-asian="Corbel" style:font-name-complex="Corbel"/>
    </style:style>
    <style:style style:name="T6" style:family="text">
      <style:text-properties style:font-name="Corbel" officeooo:rsid="001be245" style:font-name-asian="Corbel" style:font-name-complex="Corbel"/>
    </style:style>
    <style:style style:name="T7" style:family="text">
      <style:text-properties style:font-name="Corbel" officeooo:rsid="001c5036" style:font-name-asian="Corbel" style:font-name-complex="Corbel"/>
    </style:style>
    <style:style style:name="T8" style:family="text">
      <style:text-properties style:font-name="Corbel" officeooo:rsid="001d5150" style:font-name-asian="Corbel" style:font-name-complex="Corbel"/>
    </style:style>
    <style:style style:name="T9" style:family="text">
      <style:text-properties style:font-name="Corbel" fo:language="es" fo:country="ES" style:font-name-asian="Corbel" style:font-name-complex="Corbel"/>
    </style:style>
    <style:style style:name="T10" style:family="text">
      <style:text-properties style:font-name="Corbel" fo:font-weight="bold" style:font-name-asian="Corbel" style:font-weight-asian="bold" style:font-name-complex="Corbel" style:font-weight-complex="bold"/>
    </style:style>
    <style:style style:name="T11" style:family="text">
      <style:text-properties style:font-name="Corbel" fo:font-weight="bold" officeooo:rsid="001a3e92" style:font-name-asian="Corbel" style:font-weight-asian="bold" style:font-name-complex="Corbel" style:font-weight-complex="bold"/>
    </style:style>
    <style:style style:name="T12" style:family="text">
      <style:text-properties style:font-name="Corbel" fo:font-weight="bold" officeooo:rsid="001b05bc" style:font-name-asian="Corbel" style:font-weight-asian="bold" style:font-name-complex="Corbel" style:font-weight-complex="bold"/>
    </style:style>
    <style:style style:name="T13" style:family="text">
      <style:text-properties style:font-name="Corbel" fo:language="pt" fo:country="PT" style:font-name-asian="Corbel" style:font-name-complex="Corbel"/>
    </style:style>
    <style:style style:name="T14" style:family="text">
      <style:text-properties style:font-name="Corbel" fo:language="it" fo:country="IT" style:font-name-asian="Corbel" style:font-name-complex="Corbel"/>
    </style:style>
    <style:style style:name="T15" style:family="text">
      <style:text-properties style:font-name="Corbel" fo:language="de" fo:country="DE" style:font-name-asian="Corbel" style:font-name-complex="Corbel"/>
    </style:style>
    <style:style style:name="T16" style:family="text">
      <style:text-properties style:font-name="Corbel" fo:language="fr" fo:country="FR" style:font-name-asian="Corbel" style:font-name-complex="Corbel"/>
    </style:style>
    <style:style style:name="T17" style:family="text">
      <style:text-properties style:font-name="Corbel" fo:language="nl" fo:country="NL" style:font-name-asian="Corbel" style:font-name-complex="Corbel"/>
    </style:style>
    <style:style style:name="T18" style:family="text">
      <style:text-properties fo:color="#00000a" loext:opacity="100%" style:font-name="Corbel" fo:font-weight="bold" style:font-name-asian="Corbel" style:font-weight-asian="bold" style:font-name-complex="Corbel" style:font-weight-complex="bold"/>
    </style:style>
    <style:style style:name="T19" style:family="text">
      <style:text-properties fo:color="#00000a" loext:opacity="100%" style:font-name="Corbel" fo:font-weight="bold" officeooo:rsid="001a3e92" style:font-name-asian="Corbel" style:font-weight-asian="bold" style:font-name-complex="Corbel" style:font-weight-complex="bold"/>
    </style:style>
    <style:style style:name="T20" style:family="text">
      <style:text-properties fo:color="#00000a" loext:opacity="100%" style:font-name="Corbel" fo:font-weight="bold" officeooo:rsid="001c5036" style:font-name-asian="Corbel" style:font-weight-asian="bold" style:font-name-complex="Corbel" style:font-weight-complex="bold"/>
    </style:style>
    <style:style style:name="T21" style:family="text">
      <style:text-properties fo:color="#00000a" loext:opacity="100%" style:font-name="Corbel" fo:language="de" fo:country="DE" fo:font-weight="bold" style:font-name-asian="Corbel" style:font-weight-asian="bold" style:font-name-complex="Corbel" style:font-weight-complex="bold"/>
    </style:style>
    <style:style style:name="T22" style:family="text">
      <style:text-properties fo:color="#00000a" loext:opacity="100%" style:font-name="Corbel" fo:language="de" fo:country="DE" fo:font-weight="bold" officeooo:rsid="001a3e92" style:font-name-asian="Corbel" style:font-weight-asian="bold" style:font-name-complex="Corbel" style:font-weight-complex="bold"/>
    </style:style>
    <style:style style:name="T23" style:family="text">
      <style:text-properties fo:color="#00000a" loext:opacity="100%" style:font-name="Corbel" fo:language="de" fo:country="DE" fo:font-weight="bold" officeooo:rsid="001b05bc" style:font-name-asian="Corbel" style:font-weight-asian="bold" style:font-name-complex="Corbel" style:font-weight-complex="bold"/>
    </style:style>
    <style:style style:name="T24" style:family="text">
      <style:text-properties fo:color="#00000a" loext:opacity="100%" style:font-name="Corbel" fo:language="de" fo:country="DE" fo:font-weight="bold" officeooo:rsid="001be245" style:font-name-asian="Corbel" style:font-weight-asian="bold" style:font-name-complex="Corbel" style:font-weight-complex="bold"/>
    </style:style>
    <style:style style:name="T25" style:family="text">
      <style:text-properties fo:color="#00000a" loext:opacity="100%" style:font-name="Corbel" fo:language="de" fo:country="DE" style:font-name-asian="Corbel" style:font-name-complex="Corbel"/>
    </style:style>
    <style:style style:name="T26" style:family="text">
      <style:text-properties fo:color="#00000a" loext:opacity="100%" style:font-name="Corbel" fo:font-style="italic" style:font-name-asian="Corbel" style:font-style-asian="italic" style:font-name-complex="Corbel" style:font-style-complex="italic"/>
    </style:style>
    <style:style style:name="T27" style:family="text">
      <style:text-properties fo:color="#00000a" loext:opacity="100%" style:font-name="Corbel" fo:font-style="italic" officeooo:rsid="001a3e92" style:font-name-asian="Corbel" style:font-style-asian="italic" style:font-name-complex="Corbel" style:font-style-complex="italic"/>
    </style:style>
    <style:style style:name="T28" style:family="text">
      <style:text-properties fo:color="#00000a" loext:opacity="100%" style:font-name="Corbel" style:font-name-asian="Corbel" style:font-name-complex="Corbel"/>
    </style:style>
    <style:style style:name="T29" style:family="text">
      <style:text-properties fo:color="#00000a" loext:opacity="100%" style:font-name="Corbel" officeooo:rsid="001a3e92" style:font-name-asian="Corbel" style:font-name-complex="Corbel"/>
    </style:style>
    <style:style style:name="T30" style:family="text">
      <style:text-properties fo:color="#00000a" loext:opacity="100%" style:font-name="Corbel" officeooo:rsid="001b05bc" style:font-name-asian="Corbel" style:font-name-complex="Corbel"/>
    </style:style>
    <style:style style:name="T31" style:family="text">
      <style:text-properties fo:color="#00000a" loext:opacity="100%" style:font-name="Corbel" officeooo:rsid="001c5036" style:font-name-asian="Corbel" style:font-name-complex="Corbel"/>
    </style:style>
    <style:style style:name="T32" style:family="text">
      <style:text-properties fo:color="#00000a" loext:opacity="100%" style:font-name="Corbel" fo:language="es" fo:country="ES" style:font-name-asian="Corbel" style:font-name-complex="Corbel"/>
    </style:style>
    <style:style style:name="T33" style:family="text">
      <style:text-properties fo:color="#00000a" loext:opacity="100%" style:font-name="Corbel" fo:language="it" fo:country="IT" style:font-name-asian="Corbel" style:font-name-complex="Corbel"/>
    </style:style>
    <style:style style:name="T34" style:family="text">
      <style:text-properties fo:color="#00000a" loext:opacity="100%" fo:font-weight="bold" style:font-weight-asian="bold" style:font-weight-complex="bold"/>
    </style:style>
    <style:style style:name="T35" style:family="text">
      <style:text-properties fo:color="#00000a" loext:opacity="100%" fo:font-weight="bold" style:font-name-asian="Corbel" style:font-weight-asian="bold" style:font-name-complex="Corbel" style:font-weight-complex="bold"/>
    </style:style>
    <style:style style:name="T36" style:family="text">
      <style:text-properties fo:color="#00000a" loext:opacity="100%" style:font-name="Arial Unicode MS" fo:font-weight="bold" style:font-weight-asian="bold" style:font-weight-complex="bold"/>
    </style:style>
    <style:style style:name="T37" style:family="text">
      <style:text-properties fo:color="#00000a" loext:opacity="100%" fo:language="es" fo:country="ES" fo:font-weight="bold" style:font-name-asian="Corbel" style:font-weight-asian="bold" style:font-name-complex="Corbe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omyślna_20_czcionka_20_akapitu"><text:span text:style-name="T1">STATUT </text:span></text:span><text:span text:style-name="Domyślna_20_czcionka_20_akapitu"><text:span text:style-name="T2">ŻŁOBKA</text:span></text:span><text:span text:style-name="Domyślna_20_czcionka_20_akapitu"><text:span text:style-name="T1"><text:line-break/>WESOŁE WYGIBASY<text:line-break/>w Krakowie </text:span></text:span><text:span text:style-name="Domyślna_20_czcionka_20_akapitu"><text:span text:style-name="T2">ul.Glogera53/LU2</text:span></text:span></text:p>
      <text:p text:style-name="P2"/>
      <text:p text:style-name="P5"><text:span text:style-name="Domyślna_20_czcionka_20_akapitu"><text:span text:style-name="T18">POSTANOWIENIA OGÓ</text:span></text:span><text:span text:style-name="Domyślna_20_czcionka_20_akapitu"><text:span text:style-name="T21">LNE</text:span></text:span></text:p>
      <text:p text:style-name="P5"><text:span text:style-name="Domyślna_20_czcionka_20_akapitu"><text:span text:style-name="T26">Niniejszy statut ustala i zatwierdza Organ prowadzący </text:span></text:span><text:span text:style-name="Domyślna_20_czcionka_20_akapitu"><text:span text:style-name="T27">Żłobek</text:span></text:span></text:p>
      <text:p text:style-name="P3"/>
      <text:p text:style-name="P5"><text:span text:style-name="Domyślna_20_czcionka_20_akapitu"><text:span text:style-name="T18">§ 1.</text:span></text:span></text:p>
      <text:p text:style-name="P6"><text:span text:style-name="Domyślna_20_czcionka_20_akapitu"><text:span text:style-name="T18">1</text:span></text:span><text:span text:style-name="Domyślna_20_czcionka_20_akapitu"><text:span text:style-name="T28">. </text:span></text:span><text:span text:style-name="Domyślna_20_czcionka_20_akapitu"><text:span text:style-name="T29">Żłobek</text:span></text:span><text:span text:style-name="Domyślna_20_czcionka_20_akapitu"><text:span text:style-name="T28"> Wesołe Wygibasy w Krakowie jest plac</text:span></text:span><text:span text:style-name="Domyślna_20_czcionka_20_akapitu"><text:span text:style-name="T32">ó</text:span></text:span><text:span text:style-name="Domyślna_20_czcionka_20_akapitu"><text:span text:style-name="T28">wką opiekuńczo – wychowawczą, dalej zwaną jako „</text:span></text:span><text:span text:style-name="Domyślna_20_czcionka_20_akapitu"><text:span text:style-name="T29">Żłobek</text:span></text:span><text:span text:style-name="Domyślna_20_czcionka_20_akapitu"><text:span text:style-name="T28">”. Oferuje opiekę nad dzieckiem do 10,</text:span></text:span><text:span text:style-name="Domyślna_20_czcionka_20_akapitu"><text:span text:style-name="T29">5</text:span></text:span><text:span text:style-name="Domyślna_20_czcionka_20_akapitu"><text:span text:style-name="T28"> godzin dziennie.</text:span></text:span></text:p>
      <text:p text:style-name="P6"><text:span text:style-name="Domyślna_20_czcionka_20_akapitu"><text:span text:style-name="T18">2. </text:span></text:span><text:span text:style-name="Domyślna_20_czcionka_20_akapitu"><text:span text:style-name="T28">Oficjalna nazwa </text:span></text:span><text:span text:style-name="Domyślna_20_czcionka_20_akapitu"><text:span text:style-name="T29">Żłobek</text:span></text:span><text:span text:style-name="Domyślna_20_czcionka_20_akapitu"><text:span text:style-name="T28"> używana w dokumentach i kontaktach zewnętrznych brzmi:</text:span></text:span></text:p>
      <text:p text:style-name="P7"><text:span text:style-name="Domyślna_20_czcionka_20_akapitu"><text:span text:style-name="T34">Agnieszka Ciołkowska Zajęcia rozwojowo-rozrywkowe dla dzieci Wesołe Wygibasy 31-226 ul. Vetulaniego 8</text:span></text:span><text:span text:style-name="Domyślna_20_czcionka_20_akapitu"><text:span text:style-name="T36"> </text:span></text:span><text:span text:style-name="Domyślna_20_czcionka_20_akapitu"><text:span text:style-name="T35">Krak</text:span></text:span><text:span text:style-name="Domyślna_20_czcionka_20_akapitu"><text:span text:style-name="T37">ó</text:span></text:span><text:span text:style-name="Domyślna_20_czcionka_20_akapitu"><text:span text:style-name="T35">w</text:span></text:span></text:p>
      <text:p text:style-name="P6"><text:span text:style-name="Domyślna_20_czcionka_20_akapitu"><text:span text:style-name="T18">3. </text:span></text:span><text:span text:style-name="Domyślna_20_czcionka_20_akapitu"><text:span text:style-name="T28">Organem prowadzącym </text:span></text:span><text:span text:style-name="Domyślna_20_czcionka_20_akapitu"><text:span text:style-name="T29">żłobek </text:span></text:span><text:span text:style-name="Domyślna_20_czcionka_20_akapitu"><text:span text:style-name="T28">jest Agnieszka Ciołkowska zamieszkała w Krakowie ul.Vetulaniego 8 31-226,</text:span></text:span></text:p>
      <text:p text:style-name="P6"><text:span text:style-name="Domyślna_20_czcionka_20_akapitu"><text:span text:style-name="T18">4. </text:span></text:span><text:span text:style-name="Domyślna_20_czcionka_20_akapitu"><text:span text:style-name="T19">Żłobek </text:span></text:span><text:span text:style-name="Domyślna_20_czcionka_20_akapitu"><text:span text:style-name="T28"><text:s/>jest plac</text:span></text:span><text:span text:style-name="Domyślna_20_czcionka_20_akapitu"><text:span text:style-name="T32">ó</text:span></text:span><text:span text:style-name="Domyślna_20_czcionka_20_akapitu"><text:span text:style-name="T28">wką, kt</text:span></text:span><text:span text:style-name="Domyślna_20_czcionka_20_akapitu"><text:span text:style-name="T32">ó</text:span></text:span><text:span text:style-name="Domyślna_20_czcionka_20_akapitu"><text:span text:style-name="T33">ra:</text:span></text:span></text:p>
      <text:p text:style-name="P6"><text:span text:style-name="Domyślna_20_czcionka_20_akapitu"><text:span text:style-name="T18">-</text:span></text:span><text:span text:style-name="Domyślna_20_czcionka_20_akapitu"><text:span text:style-name="T28"> świadczy płatną opiekę na dziećmi w wieku od </text:span></text:span><text:span text:style-name="Domyślna_20_czcionka_20_akapitu"><text:span text:style-name="T29">20 tyg</text:span></text:span><text:span text:style-name="Domyślna_20_czcionka_20_akapitu"><text:span text:style-name="T28"> do 3 lat, a w szczeg</text:span></text:span><text:span text:style-name="Domyślna_20_czcionka_20_akapitu"><text:span text:style-name="T32">ó</text:span></text:span><text:span text:style-name="Domyślna_20_czcionka_20_akapitu"><text:span text:style-name="T28">lnych</text:span></text:span></text:p>
      <text:p text:style-name="P6"><text:span text:style-name="Domyślna_20_czcionka_20_akapitu"><text:span text:style-name="T28">przypadkach nad dziećmi do lat 4 ;</text:span></text:span></text:p>
      <text:p text:style-name="P6"><text:span text:style-name="Domyślna_20_czcionka_20_akapitu"><text:span text:style-name="T18">-</text:span></text:span><text:span text:style-name="Domyślna_20_czcionka_20_akapitu"><text:span text:style-name="T28"> przeprowadza rekrutację w oparciu o zasady ustalone niniejszym statutem przez organ prowadzący</text:span></text:span></text:p>
      <text:p text:style-name="P6"><text:span text:style-name="Domyślna_20_czcionka_20_akapitu"><text:span text:style-name="T18">- </text:span></text:span><text:span text:style-name="Domyślna_20_czcionka_20_akapitu"><text:span text:style-name="T28">zatrudnia opiekun</text:span></text:span><text:span text:style-name="Domyślna_20_czcionka_20_akapitu"><text:span text:style-name="T32">ó</text:span></text:span><text:span text:style-name="Domyślna_20_czcionka_20_akapitu"><text:span text:style-name="T28">w posiadających kwalifikacje określone w odrębnych przepisach.</text:span></text:span></text:p>
      <text:p text:style-name="P6"><text:span text:style-name="Domyślna_20_czcionka_20_akapitu"><text:span text:style-name="T18">-</text:span></text:span><text:span text:style-name="Domyślna_20_czcionka_20_akapitu"><text:span text:style-name="T28"> Statut został nadany przez organ prowadzący dnia </text:span></text:span><text:span text:style-name="Domyślna_20_czcionka_20_akapitu"><text:span text:style-name="T29">14.05.2021</text:span></text:span><text:span text:style-name="Domyślna_20_czcionka_20_akapitu"><text:span text:style-name="T28"> r.</text:span></text:span></text:p>
      <text:p text:style-name="P4"/>
      <text:p text:style-name="P5"><text:span text:style-name="Domyślna_20_czcionka_20_akapitu"><text:span text:style-name="T18">CELE I ZADANIA </text:span></text:span><text:span text:style-name="Domyślna_20_czcionka_20_akapitu"><text:span text:style-name="T19">ŻŁOBKA</text:span></text:span></text:p>
      <text:p text:style-name="P5"><text:span text:style-name="Domyślna_20_czcionka_20_akapitu"><text:span text:style-name="T18">§ 2.</text:span></text:span></text:p>
      <text:p text:style-name="P6"><text:span text:style-name="Domyślna_20_czcionka_20_akapitu"><text:span text:style-name="T4">ŻŁOBEK</text:span></text:span><text:span text:style-name="Domyślna_20_czcionka_20_akapitu"><text:span text:style-name="T3"> wspomaga proces rozwoju i edukacji dzieci objętych opieką. Pełni funkcje opiekuńcze, wychowawcze i kształcące. Zapewnia dzieciom możliwość wsp</text:span></text:span><text:span text:style-name="Domyślna_20_czcionka_20_akapitu"><text:span text:style-name="T9">ó</text:span></text:span><text:span text:style-name="Domyślna_20_czcionka_20_akapitu"><text:span text:style-name="T3">lnej zabawy <text:line-break/>i nauki w warunkach bezpiecznych, przyjaznych i dostosowanych do ich potrzeb rozwojowych.</text:span></text:span></text:p>
      <text:p text:style-name="P5"><text:span text:style-name="Domyślna_20_czcionka_20_akapitu"><text:span text:style-name="T10">§ 3.</text:span></text:span></text:p>
      <text:p text:style-name="P6"><text:span text:style-name="Domyślna_20_czcionka_20_akapitu"><text:span text:style-name="T10">1. </text:span></text:span><text:span text:style-name="Domyślna_20_czcionka_20_akapitu"><text:span text:style-name="T11">ŻŁOBEK</text:span></text:span><text:span text:style-name="Domyślna_20_czcionka_20_akapitu"><text:span text:style-name="T28"> realizuje cele i zadania określone w ustawie z dnia 4 lutego 2011 r. <text:line-break/></text:span></text:span><text:span text:style-name="Domyślna_20_czcionka_20_akapitu"><text:span text:style-name="T26">o opiece nad dziećmi w wieku do lat 3 </text:span></text:span><text:span text:style-name="Domyślna_20_czcionka_20_akapitu"><text:span text:style-name="T28">oraz w przepisach wydanych na jej podstawie.</text:span></text:span></text:p>
      <text:p text:style-name="P6"><text:span text:style-name="Domyślna_20_czcionka_20_akapitu"><text:span text:style-name="T10">2. </text:span></text:span><text:span text:style-name="Domyślna_20_czcionka_20_akapitu"><text:span text:style-name="T11">ŻŁOBEK</text:span></text:span><text:span text:style-name="Domyślna_20_czcionka_20_akapitu"><text:span text:style-name="T28"> realizuje następujące zadania:</text:span></text:span></text:p>
      <text:p text:style-name="P6"><text:span text:style-name="Domyślna_20_czcionka_20_akapitu"><text:span text:style-name="T18">- </text:span></text:span><text:span text:style-name="Domyślna_20_czcionka_20_akapitu"><text:span text:style-name="T28">Wspomaganie dzieci w rozwijaniu uzdolnień oraz kształtowanie czynności intelektualnych potrzebnych im w codziennych sytuacjach i w dalszej edukacji;</text:span></text:span></text:p>
      <text:p text:style-name="P6"><text:span text:style-name="Domyślna_20_czcionka_20_akapitu"><text:span text:style-name="T18">- </text:span></text:span><text:span text:style-name="Domyślna_20_czcionka_20_akapitu"><text:span text:style-name="T28">Budowanie systemu wartości, w tym wychowywanie dzieci tak, żeby lepiej orientowały się w tym, co jest dobre, a co złe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3">Kształtowanie u dzieci odporności emocjonalnej koniecznej do racjonalnego radzenia sobie w nowych i trudnych sytuacjach, w tym takż</text:span></text:span><text:span text:style-name="Domyślna_20_czcionka_20_akapitu"><text:span text:style-name="T13">e do </text:span></text:span><text:span text:style-name="Domyślna_20_czcionka_20_akapitu"><text:span text:style-name="T3">łagodnego znoszenia stres</text:span></text:span><text:span text:style-name="Domyślna_20_czcionka_20_akapitu"><text:span text:style-name="T9">ó</text:span></text:span><text:span text:style-name="Domyślna_20_czcionka_20_akapitu"><text:span text:style-name="T3">w <text:line-break/>i porażek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3">Rozwijanie umiejętnoś</text:span></text:span><text:span text:style-name="Domyślna_20_czcionka_20_akapitu"><text:span text:style-name="T14">ci spo</text:span></text:span><text:span text:style-name="Domyślna_20_czcionka_20_akapitu"><text:span text:style-name="T3">łecznych dzieci, kt</text:span></text:span><text:span text:style-name="Domyślna_20_czcionka_20_akapitu"><text:span text:style-name="T9">ó</text:span></text:span><text:span text:style-name="Domyślna_20_czcionka_20_akapitu"><text:span text:style-name="T3">re są niezbędne w poprawnych relacjach <text:line-break/>z dziećmi i dorosłymi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3">Stwarzanie warunk</text:span></text:span><text:span text:style-name="Domyślna_20_czcionka_20_akapitu"><text:span text:style-name="T9">ó</text:span></text:span><text:span text:style-name="Domyślna_20_czcionka_20_akapitu"><text:span text:style-name="T3">w sprzyjających wsp</text:span></text:span><text:span text:style-name="Domyślna_20_czcionka_20_akapitu"><text:span text:style-name="T9">ó</text:span></text:span><text:span text:style-name="Domyślna_20_czcionka_20_akapitu"><text:span text:style-name="T3">lnej i zgodnej zabawie oraz nauce dzieci <text:line-break/>o zróżnicowanych możliwościach fizycznych i intelektualnych;</text:span></text:span></text:p>
      <text:p text:style-name="P6"><text:soft-page-break/><text:span text:style-name="Domyślna_20_czcionka_20_akapitu"><text:span text:style-name="T10">-</text:span></text:span><text:span text:style-name="Domyślna_20_czcionka_20_akapitu"><text:span text:style-name="T3">Troska o zdrowie dzieci i ich sprawność fizyczną; zachęcanie do uczestnictwa w zabawach<text:line-break/> i grach sportowych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3">Budowanie dziecięcej wiedzy o świecie społecznym, przyrodniczym i technicznym oraz rozwijanie umiejętności prezentowania swoich przemyśleń w spos</text:span></text:span><text:span text:style-name="Domyślna_20_czcionka_20_akapitu"><text:span text:style-name="T9">ó</text:span></text:span><text:span text:style-name="Domyślna_20_czcionka_20_akapitu"><text:span text:style-name="T3">b zrozumiały dla innych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3">Wprowadzenie dzieci w świat wartości estetycznych i rozwijanie umiejętności wypowiadania się poprzez muzykę, małe formy teatralne oraz sztuki plastyczne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3">Kształtowanie u dzieci poczucia przynależnoś</text:span></text:span><text:span text:style-name="Domyślna_20_czcionka_20_akapitu"><text:span text:style-name="T14">ci spo</text:span></text:span><text:span text:style-name="Domyślna_20_czcionka_20_akapitu"><text:span text:style-name="T3">łecznej (do rodziny, grupy r</text:span></text:span><text:span text:style-name="Domyślna_20_czcionka_20_akapitu"><text:span text:style-name="T9">ó</text:span></text:span><text:span text:style-name="Domyślna_20_czcionka_20_akapitu"><text:span text:style-name="T3">wieśniczej i wsp</text:span></text:span><text:span text:style-name="Domyślna_20_czcionka_20_akapitu"><text:span text:style-name="T9">ó</text:span></text:span><text:span text:style-name="Domyślna_20_czcionka_20_akapitu"><text:span text:style-name="T3">lnoty narodowej) oraz postawy patriotycznej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3">Zapewnienie dzieciom lepszych szans edukacyjnych poprzez wspieranie ich ciekawości, aktywności i samodzielności, a także kształtowanie tych wiadomości i umiejętności, kt</text:span></text:span><text:span text:style-name="Domyślna_20_czcionka_20_akapitu"><text:span text:style-name="T9">ó</text:span></text:span><text:span text:style-name="Domyślna_20_czcionka_20_akapitu"><text:span text:style-name="T3">re są ważne w edukacji szkolnej. Cele te są realizowane we wszystkich obszarach działalności </text:span></text:span><text:span text:style-name="Domyślna_20_czcionka_20_akapitu"><text:span text:style-name="T4">żłobka</text:span></text:span></text:p>
      <text:p text:style-name="P5"><text:span text:style-name="Domyślna_20_czcionka_20_akapitu"><text:span text:style-name="T10">§ 4.</text:span></text:span></text:p>
      <text:p text:style-name="P6"><text:span text:style-name="Domyślna_20_czcionka_20_akapitu"><text:span text:style-name="T28">Ponad to </text:span></text:span><text:span text:style-name="Domyślna_20_czcionka_20_akapitu"><text:span text:style-name="T29">żłobek</text:span></text:span><text:span text:style-name="Domyślna_20_czcionka_20_akapitu"><text:span text:style-name="T28"> współdziała z rodziną pomagając jej w wychowaniu i opiece dzieci.</text:span></text:span></text:p>
      <text:p text:style-name="P8"/>
      <text:p text:style-name="P5"><text:span text:style-name="Domyślna_20_czcionka_20_akapitu"><text:span text:style-name="T10">ZAKRES I SPOSÓB REALIZACJI ZADAŃ </text:span></text:span><text:span text:style-name="Domyślna_20_czcionka_20_akapitu"><text:span text:style-name="T11">ŻŁOBKA</text:span></text:span></text:p>
      <text:p text:style-name="P5"><text:span text:style-name="Domyślna_20_czcionka_20_akapitu"><text:span text:style-name="T10">§ 5</text:span></text:span><text:span text:style-name="Domyślna_20_czcionka_20_akapitu"><text:span text:style-name="T3">.</text:span></text:span></text:p>
      <text:p text:style-name="P6"><text:span text:style-name="Domyślna_20_czcionka_20_akapitu"><text:span text:style-name="T28">Praca opiekuńczo – wychowawcza w </text:span></text:span><text:span text:style-name="Domyślna_20_czcionka_20_akapitu"><text:span text:style-name="T29">ŻŁOBKU</text:span></text:span><text:span text:style-name="Domyślna_20_czcionka_20_akapitu"><text:span text:style-name="T28"> prowadzona jest z uwzględnieniem indywidualnych potrzeb każdego dziecka. </text:span></text:span><text:span text:style-name="Domyślna_20_czcionka_20_akapitu"><text:span text:style-name="T3">W trosce o prawidłowy rozw</text:span></text:span><text:span text:style-name="Domyślna_20_czcionka_20_akapitu"><text:span text:style-name="T9">ó</text:span></text:span><text:span text:style-name="Domyślna_20_czcionka_20_akapitu"><text:span text:style-name="T3">j psychoruchowy oraz przebieg wychowania i opieki nad dzieckiem nauczyciel / opiekun zachowa proporcje zagospodarowania czasu na zabawę, naukę, zajęcia dodatkowe.</text:span></text:span></text:p>
      <text:p text:style-name="P5"><text:span text:style-name="Domyślna_20_czcionka_20_akapitu"><text:span text:style-name="T10">§ 6</text:span></text:span><text:span text:style-name="Domyślna_20_czcionka_20_akapitu"><text:span text:style-name="T3">.</text:span></text:span></text:p>
      <text:p text:style-name="P6"><text:span text:style-name="Domyślna_20_czcionka_20_akapitu"><text:span text:style-name="T28">Podczas pobytu dzieci na dworze, zajęcia i zabawy odbywają się na terenie bezpiecznym, <text:line-break/>a sprzęt dostosowany jest do potrzeb i możliwości dzieci.</text:span></text:span></text:p>
      <text:p text:style-name="P5"><text:span text:style-name="Domyślna_20_czcionka_20_akapitu"><text:span text:style-name="T10">§7</text:span></text:span><text:span text:style-name="Domyślna_20_czcionka_20_akapitu"><text:span text:style-name="T3">.</text:span></text:span></text:p>
      <text:p text:style-name="P6"><text:span text:style-name="Domyślna_20_czcionka_20_akapitu"><text:span text:style-name="T4">ŻŁOBEK </text:span></text:span><text:span text:style-name="Domyślna_20_czcionka_20_akapitu"><text:span text:style-name="T3">zapewnia bezpieczeństwo dziecka w czasie jego pobytu na terenie plac</text:span></text:span><text:span text:style-name="Domyślna_20_czcionka_20_akapitu"><text:span text:style-name="T9">ó</text:span></text:span><text:span text:style-name="Domyślna_20_czcionka_20_akapitu"><text:span text:style-name="T3">wki.</text:span></text:span></text:p>
      <text:p text:style-name="P5"><text:span text:style-name="Domyślna_20_czcionka_20_akapitu"><text:span text:style-name="T10">§ 8</text:span></text:span><text:span text:style-name="Domyślna_20_czcionka_20_akapitu"><text:span text:style-name="T3">.</text:span></text:span></text:p>
      <text:p text:style-name="P6"><text:span text:style-name="Domyślna_20_czcionka_20_akapitu"><text:span text:style-name="T28">Nauczyciele/Opiekunowie są odpowiedzialni za bezpieczeństwo dzieci, podczas ich pobytu w </text:span></text:span><text:span text:style-name="Domyślna_20_czcionka_20_akapitu"><text:span text:style-name="T29">ŻŁOBKU</text:span></text:span></text:p>
      <text:p text:style-name="P5"><text:span text:style-name="Domyślna_20_czcionka_20_akapitu"><text:span text:style-name="T10">§ 9</text:span></text:span><text:span text:style-name="Domyślna_20_czcionka_20_akapitu"><text:span text:style-name="T3">.</text:span></text:span></text:p>
      <text:p text:style-name="P6"><text:span text:style-name="Domyślna_20_czcionka_20_akapitu"><text:span text:style-name="T3">W trakcie zajęć dodatkowych prowadzonych przez nauczycieli/specjalist</text:span></text:span><text:span text:style-name="Domyślna_20_czcionka_20_akapitu"><text:span text:style-name="T9">ó</text:span></text:span><text:span text:style-name="Domyślna_20_czcionka_20_akapitu"><text:span text:style-name="T3">w, nauczyciele/specjaliści odpowiedzialni są za bezpieczeństwo dzieci.</text:span></text:span></text:p>
      <text:p text:style-name="P9"/>
      <text:p text:style-name="P5"><text:span text:style-name="Domyślna_20_czcionka_20_akapitu"><text:span text:style-name="T18">ZADANIA I KOMPETENCJE ORGANU PROWADZĄ</text:span></text:span><text:span text:style-name="Domyślna_20_czcionka_20_akapitu"><text:span text:style-name="T21">CEGO </text:span></text:span><text:span text:style-name="Domyślna_20_czcionka_20_akapitu"><text:span text:style-name="T22">ŻŁOBKA</text:span></text:span></text:p>
      <text:p text:style-name="P5"><text:span text:style-name="Domyślna_20_czcionka_20_akapitu"><text:span text:style-name="T18">§ 10</text:span></text:span></text:p>
      <text:p text:style-name="P6"><text:span text:style-name="Domyślna_20_czcionka_20_akapitu"><text:span text:style-name="T10">1. </text:span></text:span><text:span text:style-name="Domyślna_20_czcionka_20_akapitu"><text:span text:style-name="T28">Do zadań organu prowadzącego należy: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28">zawieranie umowy z rodzicami bądź opiekunami dzieci o świadczenie usług </text:span></text:span><text:span text:style-name="Domyślna_20_czcionka_20_akapitu"><text:span text:style-name="T29">ŻŁOBKA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28">właściwe utrzymanie obiektu </text:span></text:span><text:span text:style-name="Domyślna_20_czcionka_20_akapitu"><text:span text:style-name="T29">ŻŁOBKA</text:span></text:span><text:span text:style-name="Domyślna_20_czcionka_20_akapitu"><text:span text:style-name="T28"> oraz zapewnienie warunk</text:span></text:span><text:span text:style-name="Domyślna_20_czcionka_20_akapitu"><text:span text:style-name="T32">ó</text:span></text:span><text:span text:style-name="Domyślna_20_czcionka_20_akapitu"><text:span text:style-name="T28">w działania </text:span></text:span><text:span text:style-name="Domyślna_20_czcionka_20_akapitu"><text:span text:style-name="T29">ŻŁOBKA</text:span></text:span><text:span text:style-name="Domyślna_20_czcionka_20_akapitu"><text:span text:style-name="T28">, w tym bezpiecznych i higienicznych warunk</text:span></text:span><text:span text:style-name="Domyślna_20_czcionka_20_akapitu"><text:span text:style-name="T32">ó</text:span></text:span><text:span text:style-name="Domyślna_20_czcionka_20_akapitu"><text:span text:style-name="T28">w opiekuńczych, wychowawczych <text:line-break/>i dydaktycznych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28">zapewnienie funduszy i wykonywanie remont</text:span></text:span><text:span text:style-name="Domyślna_20_czcionka_20_akapitu"><text:span text:style-name="T32">ó</text:span></text:span><text:span text:style-name="Domyślna_20_czcionka_20_akapitu"><text:span text:style-name="T28">w oraz zadań inwestycyjnych w tym zakresie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28">zapewnienie funduszy i wyposażenie plac</text:span></text:span><text:span text:style-name="Domyślna_20_czcionka_20_akapitu"><text:span text:style-name="T32">ó</text:span></text:span><text:span text:style-name="Domyślna_20_czcionka_20_akapitu"><text:span text:style-name="T28">wki w środki czystości, artykuły higieniczne (takie jak mydło, czyste ręczniki, papier toaletowy), pomoce dydaktyczne oraz sprzęt niezbędny do wykonywania zadań statutowych </text:span></text:span><text:span text:style-name="Domyślna_20_czcionka_20_akapitu"><text:span text:style-name="T29">ŻŁOBKA</text:span></text:span><text:span text:style-name="Domyślna_20_czcionka_20_akapitu"><text:span text:style-name="T28">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28">zapewnienie obsługi administracyjnej, finansowej i organizacyjnej </text:span></text:span><text:span text:style-name="Domyślna_20_czcionka_20_akapitu"><text:span text:style-name="T29">ŻŁOBKA</text:span></text:span><text:span text:style-name="Domyślna_20_czcionka_20_akapitu"><text:span text:style-name="T28">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28">podejmowanie zobowiązań majątkowych w imieniu </text:span></text:span><text:span text:style-name="Domyślna_20_czcionka_20_akapitu"><text:span text:style-name="T29">ŻŁOBKA</text:span></text:span><text:span text:style-name="Domyślna_20_czcionka_20_akapitu"><text:span text:style-name="T28">;</text:span></text:span></text:p>
      <text:p text:style-name="P6"><text:soft-page-break/><text:span text:style-name="Domyślna_20_czcionka_20_akapitu"><text:span text:style-name="T10">- </text:span></text:span><text:span text:style-name="Domyślna_20_czcionka_20_akapitu"><text:span text:style-name="T28">nadz</text:span></text:span><text:span text:style-name="Domyślna_20_czcionka_20_akapitu"><text:span text:style-name="T32">ó</text:span></text:span><text:span text:style-name="Domyślna_20_czcionka_20_akapitu"><text:span text:style-name="T28">r, koordynacja zgodności realizowanych przez </text:span></text:span><text:span text:style-name="Domyślna_20_czcionka_20_akapitu"><text:span text:style-name="T29">ŻŁOBEK</text:span></text:span><text:span text:style-name="Domyślna_20_czcionka_20_akapitu"><text:span text:style-name="T28"> cel</text:span></text:span><text:span text:style-name="Domyślna_20_czcionka_20_akapitu"><text:span text:style-name="T32">ó</text:span></text:span><text:span text:style-name="Domyślna_20_czcionka_20_akapitu"><text:span text:style-name="T28">w z założeniami Statutu </text:span></text:span><text:span text:style-name="Domyślna_20_czcionka_20_akapitu"><text:span text:style-name="T29">ŻŁOBEK</text:span></text:span><text:span text:style-name="Domyślna_20_czcionka_20_akapitu"><text:span text:style-name="T28">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28">zapoznawanie się z dokumentacją okresowych kontroli budynk</text:span></text:span><text:span text:style-name="Domyślna_20_czcionka_20_akapitu"><text:span text:style-name="T32">ó</text:span></text:span><text:span text:style-name="Domyślna_20_czcionka_20_akapitu"><text:span text:style-name="T28">w i urządzeń; w razie potrzeby zapewnienie środk</text:span></text:span><text:span text:style-name="Domyślna_20_czcionka_20_akapitu"><text:span text:style-name="T32">ó</text:span></text:span><text:span text:style-name="Domyślna_20_czcionka_20_akapitu"><text:span text:style-name="T28">w finansowych na realizację potrzeb remontowych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28">udziela urlop</text:span></text:span><text:span text:style-name="Domyślna_20_czcionka_20_akapitu"><text:span text:style-name="T32">ó</text:span></text:span><text:span text:style-name="Domyślna_20_czcionka_20_akapitu"><text:span text:style-name="T28">w;</text:span></text:span></text:p>
      <text:p text:style-name="P6"><text:span text:style-name="Domyślna_20_czcionka_20_akapitu"><text:span text:style-name="T10">- </text:span></text:span><text:span text:style-name="Domyślna_20_czcionka_20_akapitu"><text:span text:style-name="T28">nawiązuje i rozwiązuje stosunek pracy z nauczycielami, opiekunami i innymi pracownikami </text:span></text:span><text:span text:style-name="Domyślna_20_czcionka_20_akapitu"><text:span text:style-name="T29">ŻŁOBKA</text:span></text:span><text:span text:style-name="Domyślna_20_czcionka_20_akapitu"><text:span text:style-name="T28">.</text:span></text:span></text:p>
      <text:p text:style-name="P5"><text:span text:style-name="Domyślna_20_czcionka_20_akapitu"><text:span text:style-name="T18">ORGANIZACJA </text:span></text:span><text:span text:style-name="Domyślna_20_czcionka_20_akapitu"><text:span text:style-name="T19">ŻŁOBKA</text:span></text:span></text:p>
      <text:p text:style-name="P5"><text:span text:style-name="Domyślna_20_czcionka_20_akapitu"><text:span text:style-name="T18">§11.</text:span></text:span></text:p>
      <text:p text:style-name="P6"><text:span text:style-name="Domyślna_20_czcionka_20_akapitu"><text:span text:style-name="T4">ŻŁOBEK </text:span></text:span><text:span text:style-name="Domyślna_20_czcionka_20_akapitu"><text:span text:style-name="T3"><text:s/>funkcjonuje cały rok od poniedziałku do piątku w godzinach </text:span></text:span><text:span text:style-name="Domyślna_20_czcionka_20_akapitu"><text:span text:style-name="T4">6:30</text:span></text:span><text:span text:style-name="Domyślna_20_czcionka_20_akapitu"><text:span text:style-name="T3"> – 17.00</text:span></text:span></text:p>
      <text:p text:style-name="P5"><text:span text:style-name="Domyślna_20_czcionka_20_akapitu"><text:span text:style-name="T10">§ 12.</text:span></text:span></text:p>
      <text:p text:style-name="P6"><text:span text:style-name="Domyślna_20_czcionka_20_akapitu"><text:span text:style-name="T28">Przewiduje się dodatkowo płatne posiłki: śniadanie ,</text:span></text:span><text:span text:style-name="Domyślna_20_czcionka_20_akapitu"><text:span text:style-name="T33">II </text:span></text:span><text:span text:style-name="Domyślna_20_czcionka_20_akapitu"><text:span text:style-name="T28">śniadanie, obiad i podwieczorek. Posiłki te dostarcza do </text:span></text:span><text:span text:style-name="Domyślna_20_czcionka_20_akapitu"><text:span text:style-name="T29">ŻŁOBKA</text:span></text:span><text:span text:style-name="Domyślna_20_czcionka_20_akapitu"><text:span text:style-name="T28"> catering. Rodzic /opiekun ma możliwość <text:s/>odpłatnie skorzystać z usług cateringu.</text:span></text:span></text:p>
      <text:p text:style-name="P5"><text:span text:style-name="Domyślna_20_czcionka_20_akapitu"><text:span text:style-name="T18">§ 13.</text:span></text:span></text:p>
      <text:p text:style-name="P6"><text:span text:style-name="Domyślna_20_czcionka_20_akapitu"><text:span text:style-name="T29">ŻŁOBEK</text:span></text:span><text:span text:style-name="Domyślna_20_czcionka_20_akapitu"><text:span text:style-name="T28">przyjmuje dzieci w wieku od </text:span></text:span><text:span text:style-name="Domyślna_20_czcionka_20_akapitu"><text:span text:style-name="T29">20 tyg</text:span></text:span><text:span text:style-name="Domyślna_20_czcionka_20_akapitu"><text:span text:style-name="T28"> roku do 3 lat, a w szczeg</text:span></text:span><text:span text:style-name="Domyślna_20_czcionka_20_akapitu"><text:span text:style-name="T32">ó</text:span></text:span><text:span text:style-name="Domyślna_20_czcionka_20_akapitu"><text:span text:style-name="T28">lnych sytuacjach dzieci w wieku do lat 4. Ze względu na brak przystosowania plac</text:span></text:span><text:span text:style-name="Domyślna_20_czcionka_20_akapitu"><text:span text:style-name="T32">ó</text:span></text:span><text:span text:style-name="Domyślna_20_czcionka_20_akapitu"><text:span text:style-name="T28">wki do specjalnych potrzeb dzieci z niepełnosprawnościami dzieci takie nie będą do </text:span></text:span><text:span text:style-name="Domyślna_20_czcionka_20_akapitu"><text:span text:style-name="T29">ŻŁOBKA</text:span></text:span><text:span text:style-name="Domyślna_20_czcionka_20_akapitu"><text:span text:style-name="T28"> rekrutowane. Dzieci posiadają</text:span></text:span><text:span text:style-name="Domyślna_20_czcionka_20_akapitu"><text:span text:style-name="T25">ce Kart</text:span></text:span><text:span text:style-name="Domyślna_20_czcionka_20_akapitu"><text:span text:style-name="T28">ę Dużej Rodziny mają pierwszeństwo w procesie rekrutacyjnym.</text:span></text:span></text:p>
      <text:p text:style-name="P5"><text:span text:style-name="Domyślna_20_czcionka_20_akapitu"><text:span text:style-name="T18">§ 14.</text:span></text:span></text:p>
      <text:p text:style-name="P6"><text:span text:style-name="Domyślna_20_czcionka_20_akapitu"><text:span text:style-name="T28">Organizację pracy w ciągu dnia określa plan dnia opracowany przez Organ prowadzący </text:span></text:span><text:span text:style-name="Domyślna_20_czcionka_20_akapitu"><text:span text:style-name="T30">ŻŁOBEK</text:span></text:span><text:span text:style-name="Domyślna_20_czcionka_20_akapitu"><text:span text:style-name="T28"> w porozumieniu z nauczycielami/opiekunami.</text:span></text:span></text:p>
      <text:p text:style-name="P5"><text:span text:style-name="Domyślna_20_czcionka_20_akapitu"><text:span text:style-name="T18">§ 15.</text:span></text:span></text:p>
      <text:p text:style-name="P6"><text:span text:style-name="Domyślna_20_czcionka_20_akapitu"><text:span text:style-name="T28">Plan dnia podany do wiadomości rodzic</text:span></text:span><text:span text:style-name="Domyślna_20_czcionka_20_akapitu"><text:span text:style-name="T32">ó</text:span></text:span><text:span text:style-name="Domyślna_20_czcionka_20_akapitu"><text:span text:style-name="T28">w</text:span></text:span><text:span text:style-name="Brak"><text:span text:style-name="T28"> na tablicy ogłoszeń w </text:span></text:span><text:span text:style-name="Brak"><text:span text:style-name="T30">ŻŁOBEK</text:span></text:span><text:span text:style-name="Brak"><text:span text:style-name="T28">.</text:span></text:span></text:p>
      <text:p text:style-name="P5"><text:span text:style-name="Brak"><text:span text:style-name="T18">§ 16.</text:span></text:span></text:p>
      <text:p text:style-name="P6"><text:span text:style-name="Brak"><text:span text:style-name="T28">Opieka, wychowanie i dydaktyka w </text:span></text:span><text:span text:style-name="Brak"><text:span text:style-name="T30">ŻŁOBEK</text:span></text:span><text:span text:style-name="Brak"><text:span text:style-name="T28"> są płatne.</text:span></text:span></text:p>
      <text:p text:style-name="P5"><text:span text:style-name="Brak"><text:span text:style-name="T18">§ 17.</text:span></text:span></text:p>
      <text:p text:style-name="P6"><text:span text:style-name="Brak"><text:span text:style-name="T28">W ramach opłaty – czesnego </text:span></text:span><text:span text:style-name="Brak"><text:span text:style-name="T30">ŻŁOBEK</text:span></text:span><text:span text:style-name="Brak"><text:span text:style-name="T28"> zapewnia:</text:span></text:span></text:p>
      <text:list xml:id="list2532326658" text:style-name="WWNum2">
        <text:list-item text:start-value="1">
          <text:p text:style-name="P12"><text:span text:style-name="Domyślna_20_czcionka_20_akapitu"><text:span text:style-name="T3">opiekę w ciągu dnia w godz. </text:span></text:span><text:span text:style-name="Domyślna_20_czcionka_20_akapitu"><text:span text:style-name="T5">6:30</text:span></text:span><text:span text:style-name="Domyślna_20_czcionka_20_akapitu"><text:span text:style-name="T3"> - 17.00 </text:span></text:span></text:p>
        </text:list-item>
      </text:list>
      <text:p text:style-name="P9"/>
      <text:list xml:id="list62840656859170" text:continue-numbering="true" text:style-name="WWNum2">
        <text:list-item>
          <text:p text:style-name="P12"><text:span text:style-name="Domyślna_20_czcionka_20_akapitu"><text:span text:style-name="T3">zabawy ruchowe i muzyczne (rytmika, taniec, gimnastyka, śpiewanie i nauka wierszyk</text:span></text:span><text:span text:style-name="Brak"><text:span text:style-name="T9">ó</text:span></text:span><text:span text:style-name="Domyślna_20_czcionka_20_akapitu"><text:span text:style-name="T3">w)</text:span></text:span></text:p>
        </text:list-item>
        <text:list-item>
          <text:p text:style-name="P12"><text:span text:style-name="Domyślna_20_czcionka_20_akapitu"><text:span text:style-name="T3">zabawy plastyczne i manualne (malowanie, rysowanie, tworzenie wg pomysłu dzieci)</text:span></text:span></text:p>
        </text:list-item>
        <text:list-item>
          <text:p text:style-name="P12"><text:span text:style-name="Domyślna_20_czcionka_20_akapitu"><text:span text:style-name="T3">zabawy wychowawcze i edukacyjne (pożegnanie z pieluchą, jedzenie łyżeczką, picie <text:line-break/>z kubeczka, dbanie o higienę i czystość)</text:span></text:span></text:p>
        </text:list-item>
        <text:list-item>
          <text:p text:style-name="P12"><text:span text:style-name="Domyślna_20_czcionka_20_akapitu"><text:span text:style-name="T3">zabawy w kuchnię (poznawanie smak</text:span></text:span><text:span text:style-name="Brak"><text:span text:style-name="T9">ó</text:span></text:span><text:span text:style-name="Domyślna_20_czcionka_20_akapitu"><text:span text:style-name="T3">w, zapach</text:span></text:span><text:span text:style-name="Brak"><text:span text:style-name="T9">ó</text:span></text:span><text:span text:style-name="Domyślna_20_czcionka_20_akapitu"><text:span text:style-name="T3">w, mieszanie, gniecenie),</text:span></text:span></text:p>
        </text:list-item>
        <text:list-item>
          <text:p text:style-name="P12"><text:span text:style-name="Domyślna_20_czcionka_20_akapitu"><text:span text:style-name="T3">zabawy z językiem angielskim,</text:span></text:span></text:p>
        </text:list-item>
        <text:list-item>
          <text:p text:style-name="P12"><text:span text:style-name="Brak"><text:span text:style-name="T3">naukę podstawowych zasad ekologii, kalendarz ekologiczny, segregacje śmieci, dbanie o porządek,</text:span></text:span></text:p>
        </text:list-item>
      </text:list>
      <text:p text:style-name="P6"><text:span text:style-name="Brak"><text:span text:style-name="T3">W ramach opłaty wpisowej (administracyjnej) </text:span></text:span><text:span text:style-name="Brak"><text:span text:style-name="T5">ŻŁOBEK</text:span></text:span><text:span text:style-name="Brak"><text:span text:style-name="T3"> zapewnia:</text:span></text:span></text:p>
      <text:list xml:id="list62840381638316" text:continue-numbering="true" text:style-name="WWNum2">
        <text:list-item>
          <text:p text:style-name="P12"><text:span text:style-name="Domyślna_20_czcionka_20_akapitu"><text:span text:style-name="T3">środki czystości, artykuły higieniczne,</text:span></text:span></text:p>
        </text:list-item>
        <text:list-item>
          <text:p text:style-name="P12"><text:span text:style-name="Brak"><text:span text:style-name="T10"><text:s/></text:span></text:span><text:span text:style-name="Domyślna_20_czcionka_20_akapitu"><text:span text:style-name="T3">nocniczki ,</text:span></text:span><text:span text:style-name="Domyślna_20_czcionka_20_akapitu"><text:span text:style-name="T5">pościel</text:span></text:span></text:p>
        </text:list-item>
        <text:list-item>
          <text:p text:style-name="P12"><text:span text:style-name="Domyślna_20_czcionka_20_akapitu"><text:span text:style-name="T3">pomoce dydaktyczne, plastyczne, techniczne,</text:span></text:span></text:p>
        </text:list-item>
      </text:list>
      <text:p text:style-name="P11"/>
      <text:p text:style-name="P10"/>
      <text:p text:style-name="P5"><text:span text:style-name="Brak"><text:span text:style-name="T18">§ 18.</text:span></text:span></text:p>
      <text:p text:style-name="P6"><text:soft-page-break/><text:span text:style-name="Brak"><text:span text:style-name="T28">Na wniosek rodzic</text:span></text:span><text:span text:style-name="Brak"><text:span text:style-name="T32">ó</text:span></text:span><text:span text:style-name="Brak"><text:span text:style-name="T28">w/prawnych opiekun</text:span></text:span><text:span text:style-name="Brak"><text:span text:style-name="T32">ó</text:span></text:span><text:span text:style-name="Brak"><text:span text:style-name="T28">w w </text:span></text:span><text:span text:style-name="Brak"><text:span text:style-name="T30">żłobku</text:span></text:span><text:span text:style-name="Brak"><text:span text:style-name="T28"> mogą być organizowane zajęcia dodatkowe opłacane przez rodzic</text:span></text:span><text:span text:style-name="Brak"><text:span text:style-name="T32">ó</text:span></text:span><text:span text:style-name="Brak"><text:span text:style-name="T28">w. Propozycje w tym zakresie zgłaszają rodzice do nauczyciela/opiekuna bądź do Organu prowadzącego.</text:span></text:span></text:p>
      <text:p text:style-name="P1"/>
      <text:p text:style-name="P5"><text:span text:style-name="Brak"><text:span text:style-name="T18">§ 19.</text:span></text:span></text:p>
      <text:p text:style-name="P6"><text:span text:style-name="Brak"><text:span text:style-name="T3">W </text:span></text:span><text:span text:style-name="Brak"><text:span text:style-name="T5">żłobku </text:span></text:span><text:span text:style-name="Brak"><text:span text:style-name="T3">obowiązują następujące zasady pracy, kt</text:span></text:span><text:span text:style-name="Brak"><text:span text:style-name="T9">ó</text:span></text:span><text:span text:style-name="Brak"><text:span text:style-name="T3">re są podstawą sprzyjającej atmosfery pomiędzy rodzicami a nauczycielami/opiekunami:</text:span></text:span></text:p>
      <text:p text:style-name="P6"><text:span text:style-name="Brak"><text:span text:style-name="T10">1. </text:span></text:span><text:span text:style-name="Brak"><text:span text:style-name="T3">Informacje, uwagi, prośby związane z pielęgnacją i opieką nad dzieckiem kieruje Organu prowadzącego lub do wychowawc</text:span></text:span><text:span text:style-name="Brak"><text:span text:style-name="T9">ó</text:span></text:span><text:span text:style-name="Brak"><text:span text:style-name="T3">w grupy przed zajęciami lub po zajęciach przy odbiorze dziecka.</text:span></text:span></text:p>
      <text:p text:style-name="P6"><text:span text:style-name="Brak"><text:span text:style-name="T10">2</text:span></text:span><text:span text:style-name="Brak"><text:span text:style-name="T3">. Dłuższe rozmowy dotyczące zachowań dziecka, jego rozwoju, postęp</text:span></text:span><text:span text:style-name="Brak"><text:span text:style-name="T9">ó</text:span></text:span><text:span text:style-name="Brak"><text:span text:style-name="T3">w, problem</text:span></text:span><text:span text:style-name="Brak"><text:span text:style-name="T9">ó</text:span></text:span><text:span text:style-name="Brak"><text:span text:style-name="T3">w mogą mieć miejsce tylko wtedy, kiedy nie powoduje to przerwania zajęć z grupą i nie ogranicza możliwości sprawowania opieki nad dziećmi przez nauczyciela/opiekuna.</text:span></text:span></text:p>
      <text:p text:style-name="P6"><text:span text:style-name="Brak"><text:span text:style-name="T10">3. </text:span></text:span><text:span text:style-name="Brak"><text:span text:style-name="T3">Ze względu na specyfikę pracy z małymi dziećmi niedopuszczalne jest rozwiązywanie sytuacji konfliktowych, podnoszenie głosu na rozm</text:span></text:span><text:span text:style-name="Brak"><text:span text:style-name="T9">ó</text:span></text:span><text:span text:style-name="Brak"><text:span text:style-name="T3">wcę w obecności dzieci.</text:span></text:span></text:p>
      <text:p text:style-name="P9"/>
      <text:p text:style-name="P5"><text:span text:style-name="Brak"><text:span text:style-name="T10">ODPŁATNOŚĆ ZA </text:span></text:span><text:span text:style-name="Brak"><text:span text:style-name="T12">ŻŁOBEK</text:span></text:span></text:p>
      <text:p text:style-name="P5"><text:span text:style-name="Brak"><text:span text:style-name="T10">§ 20.</text:span></text:span></text:p>
      <text:p text:style-name="P6"><text:span text:style-name="Brak"><text:span text:style-name="T10">1. </text:span></text:span><text:span text:style-name="Brak"><text:span text:style-name="T3">Koszty działalności Klubu Malucha pokrywane są </text:span></text:span><text:span text:style-name="Brak"><text:span text:style-name="T16">z :</text:span></text:span></text:p>
      <text:p text:style-name="P6"><text:span text:style-name="Brak"><text:span text:style-name="T10">-</text:span></text:span><text:span text:style-name="Brak"><text:span text:style-name="T17"> op</text:span></text:span><text:span text:style-name="Brak"><text:span text:style-name="T3">łat rodzic</text:span></text:span><text:span text:style-name="Brak"><text:span text:style-name="T9">ó</text:span></text:span><text:span text:style-name="Brak"><text:span text:style-name="T3">w dzieci uczęszczających do </text:span></text:span><text:span text:style-name="Brak"><text:span text:style-name="T5">ŻŁOBKA</text:span></text:span><text:span text:style-name="Brak"><text:span text:style-name="T3"> oraz otrzymanych dotacji,</text:span></text:span></text:p>
      <text:p text:style-name="P6"><text:span text:style-name="Brak"><text:span text:style-name="T10">-</text:span></text:span><text:span text:style-name="Brak"><text:span text:style-name="T3"> opłaty wpisowej (administracyjnej) wpłacanej <text:s/>jednorazowo w momencie zapisu dziecka do </text:span></text:span><text:span text:style-name="Brak"><text:span text:style-name="T5">ŻŁOBKA</text:span></text:span><text:span text:style-name="Brak"><text:span text:style-name="T3">,</text:span></text:span></text:p>
      <text:p text:style-name="P6"><text:span text:style-name="Brak"><text:span text:style-name="T3">- koszty wyżywienia płatne są dodatkowo według dziennej stawki żywieniowej za każdy dzień pobytu dziecka, chyba, że Rodzic zgłosi nieobecność dziecka w spos</text:span></text:span><text:span text:style-name="Brak"><text:span text:style-name="T9">ó</text:span></text:span><text:span text:style-name="Brak"><text:span text:style-name="T3">b wskazany w umowie o świadczenie usług opiekuńczych.</text:span></text:span></text:p>
      <text:p text:style-name="P6"><text:span text:style-name="Brak"><text:span text:style-name="T10"><text:s/></text:span></text:span></text:p>
      <text:p text:style-name="P5"><text:span text:style-name="Brak"><text:span text:style-name="T21">NAUCZYCIELE I INNI PRACOWNICY </text:span></text:span><text:span text:style-name="Brak"><text:span text:style-name="T23">ŻŁOBKA</text:span></text:span></text:p>
      <text:p text:style-name="P5"><text:span text:style-name="Brak"><text:span text:style-name="T18">§ 21.</text:span></text:span></text:p>
      <text:p text:style-name="P6"><text:span text:style-name="Brak"><text:span text:style-name="T28">W </text:span></text:span><text:span text:style-name="Brak"><text:span text:style-name="T30">ŻŁOBKU</text:span></text:span><text:span text:style-name="Brak"><text:span text:style-name="T28"> zatrudnia się nauczycieli/opiekun</text:span></text:span><text:span text:style-name="Brak"><text:span text:style-name="T32">ó</text:span></text:span><text:span text:style-name="Brak"><text:span text:style-name="T28">w i osoby do pomocy nauczycielom/opiekunom.</text:span></text:span></text:p>
      <text:p text:style-name="P5"><text:span text:style-name="Brak"><text:span text:style-name="T18">§ 22.</text:span></text:span></text:p>
      <text:p text:style-name="P6"><text:span text:style-name="Brak"><text:span text:style-name="T28">Dopuszcza się możliwość pracy wolontariuszy oraz odbywanie praktyk nauczycielskich przez student</text:span></text:span><text:span text:style-name="Brak"><text:span text:style-name="T32">ó</text:span></text:span><text:span text:style-name="Brak"><text:span text:style-name="T28">w kierunk</text:span></text:span><text:span text:style-name="Brak"><text:span text:style-name="T32">ó</text:span></text:span><text:span text:style-name="Brak"><text:span text:style-name="T28">w pedagogicznych.</text:span></text:span></text:p>
      <text:p text:style-name="P5"><text:span text:style-name="Brak"><text:span text:style-name="T18">§ 23.</text:span></text:span></text:p>
      <text:p text:style-name="P6"><text:span text:style-name="Brak"><text:span text:style-name="T28">Prawa i obowiązki os</text:span></text:span><text:span text:style-name="Brak"><text:span text:style-name="T32">ó</text:span></text:span><text:span text:style-name="Brak"><text:span text:style-name="T28">b zatrudnionych określają umowy zawarte z pracownikami </text:span></text:span><text:span text:style-name="Brak"><text:span text:style-name="T30">ŻŁOBKA</text:span></text:span><text:span text:style-name="Brak"><text:span text:style-name="T28"> w oparciu o obowiązujące przepisy i zakresy obowiązk</text:span></text:span><text:span text:style-name="Brak"><text:span text:style-name="T32">ó</text:span></text:span><text:span text:style-name="Brak"><text:span text:style-name="T28">w znajdujące się w aktach osobowych.</text:span></text:span></text:p>
      <text:p text:style-name="P5"><text:span text:style-name="Brak"><text:span text:style-name="T18">§ 24.</text:span></text:span></text:p>
      <text:p text:style-name="P6"><text:span text:style-name="Brak"><text:span text:style-name="T3">Nauczyciel/opiekun prowadzi pracę opiekuńczą, wychowawczą, dydaktyczną oraz odpowiada za jakość i wyniki tej pracy oraz bezpieczeństwo powierzonych jego opiece dzieci.</text:span></text:span></text:p>
      <text:p text:style-name="P5"><text:span text:style-name="Brak"><text:span text:style-name="T10">§ 25.</text:span></text:span></text:p>
      <text:p text:style-name="P6"><text:span text:style-name="Brak"><text:span text:style-name="T3">Do obowiązk</text:span></text:span><text:span text:style-name="Brak"><text:span text:style-name="T9">ó</text:span></text:span><text:span text:style-name="Brak"><text:span text:style-name="T3">w nauczycieli/opiekun</text:span></text:span><text:span text:style-name="Brak"><text:span text:style-name="T9">ó</text:span></text:span><text:span text:style-name="Brak"><text:span text:style-name="T3">w należy w szczeg</text:span></text:span><text:span text:style-name="Brak"><text:span text:style-name="T9">ó</text:span></text:span><text:span text:style-name="Brak"><text:span text:style-name="T3">lnoś</text:span></text:span><text:span text:style-name="Brak"><text:span text:style-name="T14">ci:</text:span></text:span></text:p>
      <text:p text:style-name="P6"><text:span text:style-name="Brak"><text:span text:style-name="T10">1. </text:span></text:span><text:span text:style-name="Brak"><text:span text:style-name="T3">Odpowiedzialność </text:span></text:span><text:span text:style-name="Brak"><text:span text:style-name="T14">za </text:span></text:span><text:span text:style-name="Brak"><text:span text:style-name="T3">życie, zdrowie i bezpieczeństwo powierzonych opiece dzieci <text:line-break/>w czasie zajęć organizowanych przez </text:span></text:span><text:span text:style-name="Brak"><text:span text:style-name="T5">ŻŁOBEK</text:span></text:span><text:span text:style-name="Brak"><text:span text:style-name="T3">;</text:span></text:span></text:p>
      <text:p text:style-name="P6"><text:span text:style-name="Brak"><text:span text:style-name="T10">2. </text:span></text:span><text:span text:style-name="Brak"><text:span text:style-name="T3">Otoczenie opieką każdego dziecka od chwili jego przyjęcia do </text:span></text:span><text:span text:style-name="Brak"><text:span text:style-name="T5">ŻŁOBKA</text:span></text:span><text:span text:style-name="Brak"><text:span text:style-name="T3">;</text:span></text:span></text:p>
      <text:p text:style-name="P6"><text:span text:style-name="Brak"><text:span text:style-name="T10">3. </text:span></text:span><text:span text:style-name="Brak"><text:span text:style-name="T3">Dbanie o kształtowanie u dzieci postaw moralnych;</text:span></text:span></text:p>
      <text:p text:style-name="P6"><text:span text:style-name="Brak"><text:span text:style-name="T10">4. </text:span></text:span><text:span text:style-name="Brak"><text:span text:style-name="T3">Dbanie o higienę i czystość powierzonych jego opiece dzieci;</text:span></text:span></text:p>
      <text:p text:style-name="P6"><text:soft-page-break/><text:span text:style-name="Brak"><text:span text:style-name="T10">5. </text:span></text:span><text:span text:style-name="Brak"><text:span text:style-name="T3">Tworzenie warsztatu pracy dydaktycznej, wykorzystanie pomocy dydaktycznych, udział w gromadzeniu innych niezbędnych środk</text:span></text:span><text:span text:style-name="Brak"><text:span text:style-name="T9">ó</text:span></text:span><text:span text:style-name="Brak"><text:span text:style-name="T3">w dydaktycznych dbałość o pomoce i sprzęt należący do </text:span></text:span><text:span text:style-name="Brak"><text:span text:style-name="T6">ŻŁOBKA</text:span></text:span><text:span text:style-name="Brak"><text:span text:style-name="T3">;</text:span></text:span></text:p>
      <text:p text:style-name="P6"><text:span text:style-name="Brak"><text:span text:style-name="T10">6. </text:span></text:span><text:span text:style-name="Brak"><text:span text:style-name="T3">Wspieranie rozwoju psychofizycznego każdego dziecka, jego zdolności lub zainteresowań;</text:span></text:span></text:p>
      <text:p text:style-name="P6"><text:span text:style-name="Brak"><text:span text:style-name="T10">7. </text:span></text:span><text:span text:style-name="Brak"><text:span text:style-name="T3">Rozpoznawanie możliwości i potrzeb powierzonych jego opiece dzieci;</text:span></text:span></text:p>
      <text:p text:style-name="P6"><text:span text:style-name="Brak"><text:span text:style-name="T10">8. </text:span></text:span><text:span text:style-name="Brak"><text:span text:style-name="T3">Organizowanie i prowadzenie zebrań z rodzicami oraz indywidualne kontakty z rodzicami</text:span></text:span></text:p>
      <text:p text:style-name="P6"><text:span text:style-name="Brak"><text:span text:style-name="T3">dzieci;</text:span></text:span></text:p>
      <text:p text:style-name="P6"><text:span text:style-name="Brak"><text:span text:style-name="T10">9. </text:span></text:span><text:span text:style-name="Brak"><text:span text:style-name="T3">Aktywny udział w życiu </text:span></text:span><text:span text:style-name="Brak"><text:span text:style-name="T6">ŻŁOBKA</text:span></text:span><text:span text:style-name="Brak"><text:span text:style-name="T3">: udział w uroczystościach i imprezach</text:span></text:span></text:p>
      <text:p text:style-name="P6"><text:span text:style-name="Brak"><text:span text:style-name="T3">organizowanych w Klubie </text:span></text:span><text:span text:style-name="Brak"><text:span text:style-name="T6">ŻŁOBKA</text:span></text:span><text:span text:style-name="Brak"><text:span text:style-name="T3">;</text:span></text:span></text:p>
      <text:p text:style-name="P6"><text:span text:style-name="Brak"><text:span text:style-name="T10">10. </text:span></text:span><text:span text:style-name="Brak"><text:span text:style-name="T3">Przestrzeganie dyscypliny pracy;</text:span></text:span></text:p>
      <text:p text:style-name="P6"><text:span text:style-name="Brak"><text:span text:style-name="T10">11. </text:span></text:span><text:span text:style-name="Brak"><text:span text:style-name="T3">Kierowanie się w swoim działaniu dobrem dziecka, poszanowanie jego godności osobistej;</text:span></text:span></text:p>
      <text:p text:style-name="P6"><text:span text:style-name="Brak"><text:span text:style-name="T10">12. </text:span></text:span><text:span text:style-name="Brak"><text:span text:style-name="T3">Przestrzeganie tajemnicy służbowej;</text:span></text:span></text:p>
      <text:p text:style-name="P6"><text:span text:style-name="Brak"><text:span text:style-name="T10">13. </text:span></text:span><text:span text:style-name="Brak"><text:span text:style-name="T3">Przestrzeganie zasad współżycia społecznego i dbanie o właściwe relacje pracownicze.</text:span></text:span></text:p>
      <text:p text:style-name="P5"><text:span text:style-name="Brak"><text:span text:style-name="T10">§ 26.</text:span></text:span></text:p>
      <text:p text:style-name="P6"><text:span text:style-name="Brak"><text:span text:style-name="T3">Nauczyciel/opiekun realizuje zadania, o kt</text:span></text:span><text:span text:style-name="Brak"><text:span text:style-name="T9">ó</text:span></text:span><text:span text:style-name="Brak"><text:span text:style-name="T3">rych mowa w § 25 (powyższym) poprzez:</text:span></text:span></text:p>
      <text:p text:style-name="P6"><text:span text:style-name="Brak"><text:span text:style-name="T10">1. </text:span></text:span><text:span text:style-name="Brak"><text:span text:style-name="T3">Tworzenie środowiska zapewniającego dzieciom prawidłowy rozw</text:span></text:span><text:span text:style-name="Brak"><text:span text:style-name="T9">ó</text:span></text:span><text:span text:style-name="Brak"><text:span text:style-name="T3">j fizyczny <text:line-break/>i psychiczny, poczucie bezpieczeństwa i atmosferę zaufania;</text:span></text:span></text:p>
      <text:p text:style-name="P6"><text:span text:style-name="Brak"><text:span text:style-name="T10">2. </text:span></text:span><text:span text:style-name="Brak"><text:span text:style-name="T3">Ułatwianie adaptacji w środowisku r</text:span></text:span><text:span text:style-name="Brak"><text:span text:style-name="T9">ó</text:span></text:span><text:span text:style-name="Brak"><text:span text:style-name="T3">wieśniczym i nowych warunkach, a także pomoc <text:line-break/>w rozwiązywaniu konflikt</text:span></text:span><text:span text:style-name="Brak"><text:span text:style-name="T9">ó</text:span></text:span><text:span text:style-name="Brak"><text:span text:style-name="T3">w z innymi dziećmi;</text:span></text:span></text:p>
      <text:p text:style-name="P6"><text:span text:style-name="Brak"><text:span text:style-name="T10">3. </text:span></text:span><text:span text:style-name="Brak"><text:span text:style-name="T3">Organizowanie pobytu dziecka w </text:span></text:span><text:span text:style-name="Brak"><text:span text:style-name="T6">ŻŁOBKU</text:span></text:span><text:span text:style-name="Brak"><text:span text:style-name="T3">, poprzez przestrzeganie porządku dnia,</text:span></text:span></text:p>
      <text:p text:style-name="P6"><text:span text:style-name="Brak"><text:span text:style-name="T3">wdrażanie dzieci do współpracy;</text:span></text:span></text:p>
      <text:p text:style-name="P6"><text:span text:style-name="Brak"><text:span text:style-name="T10">4. </text:span></text:span><text:span text:style-name="Brak"><text:span text:style-name="T3">Utrzymywanie stałego kontaktu z nauczycielami prowadzącymi zajęcia specjalistyczne;</text:span></text:span></text:p>
      <text:p text:style-name="P6"><text:span text:style-name="Brak"><text:span text:style-name="T10">5. </text:span></text:span><text:span text:style-name="Brak"><text:span text:style-name="T3">Wdrażanie dzieci do wysiłku, cierpliwości, pokonywanie trudności i odporności na</text:span></text:span></text:p>
      <text:p text:style-name="P6"><text:span text:style-name="Brak"><text:span text:style-name="T3">niepowodzenia;</text:span></text:span></text:p>
      <text:p text:style-name="P6"><text:span text:style-name="Brak"><text:span text:style-name="T10">6. </text:span></text:span><text:span text:style-name="Brak"><text:span text:style-name="T3">Wdrażanie dzieci do społecznego działania oraz kształtowanie właściwych postaw moralnych, właściwych relacji między dziećmi – życzliwości, współdziałania, pomocy,</text:span></text:span></text:p>
      <text:p text:style-name="P6"><text:span text:style-name="Brak"><text:span text:style-name="T3">odpowiedzialności za ład i estetykę sali;</text:span></text:span></text:p>
      <text:p text:style-name="P6"><text:span text:style-name="Brak"><text:span text:style-name="T10">7. </text:span></text:span><text:span text:style-name="Brak"><text:span text:style-name="T3">Okazywanie troski i życzliwości do każdego dziecka;</text:span></text:span></text:p>
      <text:p text:style-name="P6"><text:span text:style-name="Brak"><text:span text:style-name="T10">8. </text:span></text:span><text:span text:style-name="Brak"><text:span text:style-name="T3">Stwarzanie możliwości wykazania się przez dzieci, zdolnościami poznawczymi,</text:span></text:span></text:p>
      <text:p text:style-name="P6"><text:span text:style-name="Brak"><text:span text:style-name="T3">opiekuńczymi, artystycznymi lub innymi;</text:span></text:span></text:p>
      <text:p text:style-name="P6"><text:span text:style-name="Brak"><text:span text:style-name="T10">9. </text:span></text:span><text:span text:style-name="Brak"><text:span text:style-name="T3">Wdrażanie dzieci do dbania o zdrowie i higienę osobistą;</text:span></text:span></text:p>
      <text:p text:style-name="P6"><text:span text:style-name="Brak"><text:span text:style-name="T10">10. </text:span></text:span><text:span text:style-name="Brak"><text:span text:style-name="T3">Dbanie o stan techniczny sprzętu zgromadzonego w sali oraz zabawek i innych pomocy</text:span></text:span></text:p>
      <text:p text:style-name="P6"><text:span text:style-name="Brak"><text:span text:style-name="T3">dydaktycznych; przestrzeganie zasad bezpieczeństwa w budynku </text:span></text:span><text:span text:style-name="Brak"><text:span text:style-name="T6">ŻŁOBKA</text:span></text:span><text:span text:style-name="Brak"><text:span text:style-name="T3">, ogrodzie;</text:span></text:span></text:p>
      <text:p text:style-name="P6"><text:span text:style-name="Brak"><text:span text:style-name="T10">11. </text:span></text:span><text:span text:style-name="Brak"><text:span text:style-name="T3">Udzielanie rad, wskaz</text:span></text:span><text:span text:style-name="Brak"><text:span text:style-name="T9">ó</text:span></text:span><text:span text:style-name="Brak"><text:span text:style-name="T3">wek i pomocy rodzicom/ prawnym opiekunom;</text:span></text:span></text:p>
      <text:p text:style-name="P6"><text:span text:style-name="Brak"><text:span text:style-name="T10">12. </text:span></text:span><text:span text:style-name="Brak"><text:span text:style-name="T3">Przestrzeganie przepis</text:span></text:span><text:span text:style-name="Brak"><text:span text:style-name="T9">ó</text:span></text:span><text:span text:style-name="Brak"><text:span text:style-name="T3">w obowiązujących w </text:span></text:span><text:span text:style-name="Brak"><text:span text:style-name="T6">ŻŁOBKU</text:span></text:span><text:span text:style-name="Brak"><text:span text:style-name="T3">, a szczeg</text:span></text:span><text:span text:style-name="Brak"><text:span text:style-name="T9">ó</text:span></text:span><text:span text:style-name="Brak"><text:span text:style-name="T3">lności</text:span></text:span></text:p>
      <text:p text:style-name="P6"><text:span text:style-name="Brak"><text:span text:style-name="T3">dotyczących odbierania dzieci </text:span></text:span><text:span text:style-name="Brak"><text:span text:style-name="T6">z</text:span></text:span><text:span text:style-name="Brak"><text:span text:style-name="T3">e</text:span></text:span><text:span text:style-name="Brak"><text:span text:style-name="T6"> żłobka</text:span></text:span><text:span text:style-name="Brak"><text:span text:style-name="T3">, postępowania w nagłych wypadkach.</text:span></text:span></text:p>
      <text:p text:style-name="P5"><text:span text:style-name="Brak"><text:span text:style-name="T10">§ 27.</text:span></text:span></text:p>
      <text:p text:style-name="P6"><text:span text:style-name="Brak"><text:span text:style-name="T3">Zadania nauczycieli w zakresie bezpieczeństwa dzieci.</text:span></text:span></text:p>
      <text:p text:style-name="P6"><text:span text:style-name="Brak"><text:span text:style-name="T10">1. </text:span></text:span><text:span text:style-name="Brak"><text:span text:style-name="T3">Nauczyciel jest odpowiedzialny za życie, zdrowie i bezpieczeństwo powierzonych jego opiece dzieci.</text:span></text:span></text:p>
      <text:p text:style-name="P6"><text:span text:style-name="Brak"><text:span text:style-name="T10">2. </text:span></text:span><text:span text:style-name="Brak"><text:span text:style-name="T3">Nauczyciel jest zobowiązany:</text:span></text:span></text:p>
      <text:p text:style-name="P6"><text:span text:style-name="Brak"><text:span text:style-name="T10">- </text:span></text:span><text:span text:style-name="Brak"><text:span text:style-name="T3">skrupulatnie przestrzegać i stosować przepisy i zarządzenia odnośnie bhp i p/poż,</text:span></text:span></text:p>
      <text:p text:style-name="P6"><text:span text:style-name="Brak"><text:span text:style-name="T10">- </text:span></text:span><text:span text:style-name="Brak"><text:span text:style-name="T13">do ci</text:span></text:span><text:span text:style-name="Brak"><text:span text:style-name="T3">ągłej obecności przy dzieciach. Nauczyciel/opiekun może opuścić miejsce</text:span></text:span></text:p>
      <text:p text:style-name="P6"><text:span text:style-name="Brak"><text:span text:style-name="T3">pracy po przekazaniu grupy drugiemu nauczycielowi /opiekunowi.</text:span></text:span></text:p>
      <text:p text:style-name="P6"><text:span text:style-name="Brak"><text:span text:style-name="T10">- </text:span></text:span><text:span text:style-name="Brak"><text:span text:style-name="T3">do niezwłocznego przerwania i wyprowadzenia dzieci z zagrożonych miejsc, jeżeli stan zagrożenia powstanie lub ujawni się w czasie zajęć;</text:span></text:span></text:p>
      <text:p text:style-name="P6"><text:soft-page-break/><text:span text:style-name="Brak"><text:span text:style-name="T10">- </text:span></text:span><text:span text:style-name="Brak"><text:span text:style-name="T3">nie rozpoczynać zajęć, jeżeli w pomieszczeniach lub innych miejscach, w kt</text:span></text:span><text:span text:style-name="Brak"><text:span text:style-name="T9">ó</text:span></text:span><text:span text:style-name="Brak"><text:span text:style-name="T3">rych mają być prowadzone zajęcia stan znajdującego się wyposażenia stwarza zagrożenia dla bezpieczeństwa;</text:span></text:span></text:p>
      <text:p text:style-name="P6"><text:span text:style-name="Brak"><text:span text:style-name="T10">- </text:span></text:span><text:span text:style-name="Brak"><text:span text:style-name="T3">do przestrzegania ustalonych godzin rozpoczynania i kończenia zajęć;</text:span></text:span></text:p>
      <text:p text:style-name="P6"><text:span text:style-name="Brak"><text:span text:style-name="T10">- </text:span></text:span><text:span text:style-name="Brak"><text:span text:style-name="T3">wejść do sali pierwszy, by sprawdzić, czy warunki do prowadzenia zajęć z dziećmi nie zagrażają bezpieczeństwu dzieci i nauczyciela. Jeżeli sala do zajęć nie odpowiada warunkom bezpieczeństwa nauczyciel ma obowiązek zgłosić to do Organu prowadzącego celem usunięcia usterek. Do czasu naprawienia usterek nauczyciel/opiekun ma prawo odm</text:span></text:span><text:span text:style-name="Brak"><text:span text:style-name="T9">ó</text:span></text:span><text:span text:style-name="Brak"><text:span text:style-name="T3">wić prowadzenia zajęć w danym miejscu.</text:span></text:span></text:p>
      <text:p text:style-name="P6"><text:span text:style-name="Brak"><text:span text:style-name="T10">- </text:span></text:span><text:span text:style-name="Brak"><text:span text:style-name="T3">kontrolować właściwą postawę dzieci w czasie zajęć i korygować zauważ</text:span></text:span><text:span text:style-name="Brak"><text:span text:style-name="T14">one b</text:span></text:span><text:span text:style-name="Brak"><text:span text:style-name="T3">łędy;</text:span></text:span></text:p>
      <text:p text:style-name="P6"><text:span text:style-name="Brak"><text:span text:style-name="T10">- </text:span></text:span><text:span text:style-name="Brak"><text:span text:style-name="T3">dbać o czystość, ład i porządek w czasie trwania zajęć i po ich zakończeniu;</text:span></text:span></text:p>
      <text:p text:style-name="P6"><text:span text:style-name="Brak"><text:span text:style-name="T10">- </text:span></text:span><text:span text:style-name="Brak"><text:span text:style-name="T3">usuwać z sali uszkodzone zabawki i pomoce dydaktyczne, kt</text:span></text:span><text:span text:style-name="Brak"><text:span text:style-name="T9">ó</text:span></text:span><text:span text:style-name="Brak"><text:span text:style-name="T3">re mogłyby spowodować skaleczenia lub zagrażać zdrowiu dzieci;</text:span></text:span></text:p>
      <text:p text:style-name="P6"><text:span text:style-name="Brak"><text:span text:style-name="T10">- </text:span></text:span><text:span text:style-name="Brak"><text:span text:style-name="T3">udzielić pierwszej pomocy dziecku w przypadku wystąpienia choroby lub wypadku;</text:span></text:span></text:p>
      <text:p text:style-name="P6"><text:span text:style-name="Brak"><text:span text:style-name="T10">- </text:span></text:span><text:span text:style-name="Brak"><text:span text:style-name="T3">nauczyciel/opiekun jest zobowiązany niezwłocznie zawiadomić Organ prowadzący <text:line-break/>i rodzica/prawnego opiekuna w przypadku zauważenia niepokojących objaw</text:span></text:span><text:span text:style-name="Brak"><text:span text:style-name="T9">ó</text:span></text:span><text:span text:style-name="Brak"><text:span text:style-name="T3">w chorobowych u dziecka.</text:span></text:span></text:p>
      <text:p text:style-name="P9"/>
      <text:p text:style-name="P5"><text:span text:style-name="Brak"><text:span text:style-name="T21">WYCHOWANKOWIE </text:span></text:span><text:span text:style-name="Brak"><text:span text:style-name="T24">ŻŁOBKA</text:span></text:span></text:p>
      <text:p text:style-name="P5"><text:span text:style-name="Brak"><text:span text:style-name="T18">§ 28.</text:span></text:span></text:p>
      <text:p text:style-name="P6"><text:span text:style-name="Brak"><text:span text:style-name="T3">Zapisy dzieci do </text:span></text:span><text:span text:style-name="Brak"><text:span text:style-name="T6">ŻŁOBKA </text:span></text:span><text:span text:style-name="Brak"><text:span text:style-name="T3">odbywają się przez cały rok.</text:span></text:span></text:p>
      <text:p text:style-name="P5"><text:span text:style-name="Brak"><text:span text:style-name="T18">§ 29.</text:span></text:span></text:p>
      <text:p text:style-name="P6"><text:span text:style-name="Brak"><text:span text:style-name="T3">Podstawą zapisania dziecka do </text:span></text:span><text:span text:style-name="Brak"><text:span text:style-name="T6">ŻŁOBKA</text:span></text:span><text:span text:style-name="Brak"><text:span text:style-name="T3"> jest wypełnienie "Karty zgłoszenia dziecka do </text:span></text:span><text:span text:style-name="Brak"><text:span text:style-name="T6">ŻOOBKA</text:span></text:span><text:span text:style-name="Brak"><text:span text:style-name="T3">" i złożenie jej w podanym terminie, wpłata opłaty wpisowej (administracyjnej) na podane w umowie konto i zawarcie Umowy przyjęcia dziecka do </text:span></text:span><text:span text:style-name="Brak"><text:span text:style-name="T6">ŻŁOBKA</text:span></text:span><text:span text:style-name="Brak"><text:span text:style-name="T3">.</text:span></text:span></text:p>
      <text:p text:style-name="P6"><text:span text:style-name="Brak"><text:span text:style-name="T3">W przypadku braku wpłaty opłaty wpisowej (administra</text:span></text:span><text:bookmark text:name="_GoBack"/><text:span text:style-name="Brak"><text:span text:style-name="T3">cyjnej) w terminie wyznaczonym w umowie lub niedostarczenia wypełnionej karty zgłoszenia </text:span></text:span><text:span text:style-name="Brak"><text:span text:style-name="T6">do ŻLOBKA</text:span></text:span><text:span text:style-name="Brak"><text:span text:style-name="T3">, </text:span></text:span><text:span text:style-name="Brak"><text:span text:style-name="T6">żłobek</text:span></text:span><text:span text:style-name="Brak"><text:span text:style-name="T3"> zastrzega sobie prawo odstąpienia od umowy w terminie 30 dni od jej zawarcia.</text:span></text:span></text:p>
      <text:p text:style-name="P5"><text:span text:style-name="Brak"><text:span text:style-name="T18">§ 30.</text:span></text:span></text:p>
      <text:p text:style-name="P6"><text:span text:style-name="Brak"><text:span text:style-name="T3">W przypadku, gdy liczba zgłoszonych dzieci jest większa od liczby miejsc, o kolejności zapisu dziecka decyduje kolejność zapisania według następujących zasad:</text:span></text:span></text:p>
      <text:p text:style-name="P6"><text:span text:style-name="Brak"><text:span text:style-name="T10">1. pierwszeństwo ma </text:span></text:span><text:span text:style-name="Brak"><text:span text:style-name="T3">rodzeństwo dzieci uczęszczających.</text:span></text:span></text:p>
      <text:p text:style-name="P15"><text:span text:style-name="Brak"><text:span text:style-name="T8">2.Żłobek dopuszcza przyjmowanie dzieci na zastępstwa ,jesli np. dziecko chodzące na stale do żłobka ma dłuższą lub krótką przerwę.</text:span></text:span></text:p>
      <text:p text:style-name="P5"><text:span text:style-name="Brak"><text:span text:style-name="T18">§ 31.</text:span></text:span></text:p>
      <text:p text:style-name="P6"><text:span text:style-name="Brak"><text:span text:style-name="T10">1. </text:span></text:span><text:span text:style-name="Brak"><text:span text:style-name="T3">Dzieci mają prawo do:</text:span></text:span></text:p>
      <text:p text:style-name="P6"><text:span text:style-name="Brak"><text:span text:style-name="T10">- </text:span></text:span><text:span text:style-name="Brak"><text:span text:style-name="T3">właściwie zorganizowanego procesu opiekuńczo- wychowawczo-dydaktycznego;</text:span></text:span></text:p>
      <text:p text:style-name="P6"><text:span text:style-name="Brak"><text:span text:style-name="T10">- </text:span></text:span><text:span text:style-name="Brak"><text:span text:style-name="T3">ochrony przed wszelkimi formami wyrażania przemocy fizycznej bądź psychicznej oraz ochrony i poszanowania ich godności osobistej;</text:span></text:span></text:p>
      <text:p text:style-name="P6"><text:span text:style-name="Brak"><text:span text:style-name="T10">- </text:span></text:span><text:span text:style-name="Brak"><text:span text:style-name="T3">życzliwego i podmiotowego traktowania w procesie opiekuńczo-wychowawczo-dydaktycznym;</text:span></text:span></text:p>
      <text:p text:style-name="P6"><text:span text:style-name="Brak"><text:span text:style-name="T10">- </text:span></text:span><text:span text:style-name="Brak"><text:span text:style-name="T3">korzystania z pomocy psychologicznej, logopedycznej i innej specjalistycznej organizowanej w </text:span></text:span><text:span text:style-name="Brak"><text:span text:style-name="T6">Żłobku</text:span></text:span><text:span text:style-name="Brak"><text:span text:style-name="T3"> za zgodą rodzic</text:span></text:span><text:span text:style-name="Brak"><text:span text:style-name="T9">ó</text:span></text:span><text:span text:style-name="Brak"><text:span text:style-name="T3">w.</text:span></text:span></text:p>
      <text:p text:style-name="P6"><text:span text:style-name="Brak"><text:span text:style-name="T10">2</text:span></text:span><text:span text:style-name="Brak"><text:span text:style-name="T3">. Dziecko w </text:span></text:span><text:span text:style-name="Brak"><text:span text:style-name="T6">żłobku</text:span></text:span><text:span text:style-name="Brak"><text:span text:style-name="T3"> ma obowiązek w trosce o bezpieczeństwo własne i koleg</text:span></text:span><text:span text:style-name="Brak"><text:span text:style-name="T9">ó</text:span></text:span><text:span text:style-name="Brak"><text:span text:style-name="T3">w:</text:span></text:span></text:p>
      <text:p text:style-name="P6"><text:span text:style-name="Brak"><text:span text:style-name="T10">- </text:span></text:span><text:span text:style-name="Brak"><text:span text:style-name="T3">szanować koleg</text:span></text:span><text:span text:style-name="Brak"><text:span text:style-name="T9">ó</text:span></text:span><text:span text:style-name="Brak"><text:span text:style-name="T3">w i wytwory ich pracy;</text:span></text:span></text:p>
      <text:p text:style-name="P6"><text:span text:style-name="Brak"><text:span text:style-name="T10">- </text:span></text:span><text:span text:style-name="Brak"><text:span text:style-name="T3">nie oddalać się od grupy bez wiedzy opiekuna/nauczyciela;</text:span></text:span></text:p>
      <text:p text:style-name="P6"><text:span text:style-name="Brak"><text:span text:style-name="T10">- </text:span></text:span><text:span text:style-name="Brak"><text:span text:style-name="T3">szanować sprzęt i zabawki znajdujące się w </text:span></text:span><text:span text:style-name="Brak"><text:span text:style-name="T6">żlobku</text:span></text:span><text:span text:style-name="Brak"><text:span text:style-name="T3">;</text:span></text:span></text:p>
      <text:p text:style-name="P6"><text:span text:style-name="Brak"><text:span text:style-name="T10">- </text:span></text:span><text:span text:style-name="Brak"><text:span text:style-name="T3">dbać o estetykę i czystość pomieszczeń ,w kt</text:span></text:span><text:span text:style-name="Brak"><text:span text:style-name="T9">ó</text:span></text:span><text:span text:style-name="Brak"><text:span text:style-name="T3">rych przebywa;</text:span></text:span></text:p>
      <text:p text:style-name="P6"><text:soft-page-break/><text:span text:style-name="Brak"><text:span text:style-name="T10">- </text:span></text:span><text:span text:style-name="Brak"><text:span text:style-name="T3">przestrzegać ustalonych zasad, zwłaszcza dotyczących bezpieczeństwa;</text:span></text:span></text:p>
      <text:p text:style-name="P6"><text:span text:style-name="Brak"><text:span text:style-name="T10">- </text:span></text:span><text:span text:style-name="Brak"><text:span text:style-name="T3">sygnalizować złe samopoczucie i potrzeby fizjologiczne;</text:span></text:span></text:p>
      <text:p text:style-name="P6"><text:span text:style-name="Brak"><text:span text:style-name="T10">- </text:span></text:span><text:span text:style-name="Brak"><text:span text:style-name="T3">przejawiać właściwy stosunek do r</text:span></text:span><text:span text:style-name="Brak"><text:span text:style-name="T9">ó</text:span></text:span><text:span text:style-name="Brak"><text:span text:style-name="T3">wieśnik</text:span></text:span><text:span text:style-name="Brak"><text:span text:style-name="T9">ó</text:span></text:span><text:span text:style-name="Brak"><text:span text:style-name="T3">w, os</text:span></text:span><text:span text:style-name="Brak"><text:span text:style-name="T9">ó</text:span></text:span><text:span text:style-name="Brak"><text:span text:style-name="T3">b starszych, wynikający z postaw respektowania podstawowych norm społecznych i etycznych;</text:span></text:span></text:p>
      <text:p text:style-name="P6"><text:span text:style-name="Brak"><text:span text:style-name="T10">- </text:span></text:span><text:span text:style-name="Brak"><text:span text:style-name="T3">sł</text:span></text:span><text:span text:style-name="Brak"><text:span text:style-name="T9">ucha</text:span></text:span><text:span text:style-name="Brak"><text:span text:style-name="T3">ć i reagować na polecenia nauczyciela.</text:span></text:span></text:p>
      <text:p text:style-name="P5"><text:span text:style-name="Brak"><text:span text:style-name="T10">§ 32.</text:span></text:span></text:p>
      <text:p text:style-name="P6"><text:span text:style-name="Brak"><text:span text:style-name="T10">1. </text:span></text:span><text:span text:style-name="Brak"><text:span text:style-name="T3">Dziecko za dobre zachowanie i wyróżniające postępy może być nagrodzone:</text:span></text:span></text:p>
      <text:p text:style-name="P6"><text:span text:style-name="Brak"><text:span text:style-name="T10">- </text:span></text:span><text:span text:style-name="Brak"><text:span text:style-name="T3">ustną </text:span></text:span><text:span text:style-name="Brak"><text:span text:style-name="T15">pochwa</text:span></text:span><text:span text:style-name="Brak"><text:span text:style-name="T3">łą nauczyciela/opiekuna;</text:span></text:span></text:p>
      <text:p text:style-name="P6"><text:span text:style-name="Brak"><text:span text:style-name="T10">-</text:span></text:span><text:span text:style-name="Brak"><text:span text:style-name="T3"> pochwałą do rodzic</text:span></text:span><text:span text:style-name="Brak"><text:span text:style-name="T9">ó</text:span></text:span><text:span text:style-name="Brak"><text:span text:style-name="T3">w;</text:span></text:span></text:p>
      <text:p text:style-name="P6"><text:span text:style-name="Brak"><text:span text:style-name="T10">- </text:span></text:span><text:span text:style-name="Brak"><text:span text:style-name="T3">listem gratulacyjnym, dyplomem;</text:span></text:span></text:p>
      <text:p text:style-name="P6"><text:span text:style-name="Brak"><text:span text:style-name="T10">2</text:span></text:span><text:span text:style-name="Brak"><text:span text:style-name="T3">. Dziecko może ponieść konsekwencję niestosowania się do obowiązujących zasad w </text:span></text:span><text:span text:style-name="Brak"><text:span text:style-name="T6">żlobku</text:span></text:span><text:span text:style-name="Brak"><text:span text:style-name="T3">:</text:span></text:span></text:p>
      <text:p text:style-name="P6"><text:span text:style-name="Brak"><text:span text:style-name="T10">- </text:span></text:span><text:span text:style-name="Brak"><text:span text:style-name="T3">reprymendę – rozmowę z dzieckiem na temat niewłaściwego zachowania;</text:span></text:span></text:p>
      <text:p text:style-name="P6"><text:span text:style-name="Brak"><text:span text:style-name="T10">- </text:span></text:span><text:span text:style-name="Brak"><text:span text:style-name="T3">odebranie dziecku przedmiotu niewłaściwej zabawy, przedstawienie zagrożeń, jakie stwarza;</text:span></text:span></text:p>
      <text:p text:style-name="P6"><text:span text:style-name="Brak"><text:span text:style-name="T10">- </text:span></text:span><text:span text:style-name="Brak"><text:span text:style-name="T3">odsunięcie od zabawy i grupy i pozostawienie dziecka na kr</text:span></text:span><text:span text:style-name="Brak"><text:span text:style-name="T9">ó</text:span></text:span><text:span text:style-name="Brak"><text:span text:style-name="T3">tką chwilę w neutralnym, spokojnym miejscu w celu wyciszenia,</text:span></text:span></text:p>
      <text:p text:style-name="P6"><text:span text:style-name="Brak"><text:span text:style-name="T10">- </text:span></text:span><text:span text:style-name="Brak"><text:span text:style-name="T3">powtarzanie poprawnego zachowania, w miarę możliwości naprawienie szkody, poniesienie konsekwencji wynikających z niewłaściwego zachowania;</text:span></text:span></text:p>
      <text:p text:style-name="P6"><text:span text:style-name="Brak"><text:span text:style-name="T10">- </text:span></text:span><text:span text:style-name="Brak"><text:span text:style-name="T3">czasowe ograniczeniem uprawnień do wybranych zabaw.</text:span></text:span></text:p>
      <text:p text:style-name="P5"><text:span text:style-name="Brak"><text:span text:style-name="T10">§ 33.</text:span></text:span></text:p>
      <text:p text:style-name="P6"><text:span text:style-name="Brak"><text:span text:style-name="T3">W <text:s/></text:span></text:span><text:span text:style-name="Brak"><text:span text:style-name="T7">żlobku</text:span></text:span><text:span text:style-name="Brak"><text:span text:style-name="T3"> wyklucza się stosowanie wobec dzieci przemocy fizycznej oraz psychicznej.</text:span></text:span></text:p>
      <text:p text:style-name="P5"><text:span text:style-name="Brak"><text:span text:style-name="T10">§ 34.</text:span></text:span></text:p>
      <text:p text:style-name="P6"><text:span text:style-name="Brak"><text:span text:style-name="T3">Wychowankowie </text:span></text:span><text:span text:style-name="Brak"><text:span text:style-name="T7">w żlobku</text:span></text:span><text:span text:style-name="Brak"><text:span text:style-name="T3"> są ubezpieczeni od następstw nieszczęśliwych wypadk</text:span></text:span><text:span text:style-name="Brak"><text:span text:style-name="T9">ó</text:span></text:span><text:span text:style-name="Brak"><text:span text:style-name="T3">w.</text:span></text:span></text:p>
      <text:p text:style-name="P5"><text:span text:style-name="Brak"><text:span text:style-name="T10">§ 35.</text:span></text:span></text:p>
      <text:p text:style-name="P6"><text:span text:style-name="Brak"><text:span text:style-name="T3">Wyboru ubezpieczalni dokonuje Organ prowadzący.</text:span></text:span></text:p>
      <text:p text:style-name="P9"/>
      <text:p text:style-name="P5"><text:span text:style-name="Brak"><text:span text:style-name="T21">WSP</text:span></text:span><text:span text:style-name="Brak"><text:span text:style-name="T18">ÓŁPRACA Z RODZICAMI</text:span></text:span></text:p>
      <text:p text:style-name="P5"><text:span text:style-name="Brak"><text:span text:style-name="T18">§ 37.</text:span></text:span></text:p>
      <text:p text:style-name="P6"><text:span text:style-name="Brak"><text:span text:style-name="T28">Prawa i obowiązki rodzic</text:span></text:span><text:span text:style-name="Brak"><text:span text:style-name="T32">ó</text:span></text:span><text:span text:style-name="Brak"><text:span text:style-name="T28">w.</text:span></text:span></text:p>
      <text:p text:style-name="P6"><text:span text:style-name="Brak"><text:span text:style-name="T10">1. </text:span></text:span><text:span text:style-name="Brak"><text:span text:style-name="T3">Rodzice mają prawo do:</text:span></text:span></text:p>
      <text:p text:style-name="P6"><text:span text:style-name="Brak"><text:span text:style-name="T10">1.1</text:span></text:span><text:span text:style-name="Brak"><text:span text:style-name="T3">. Wyrażania i przekazywania organowi prowadzącemu </text:span></text:span><text:span text:style-name="Brak"><text:span text:style-name="T7">ŻŁOBEK</text:span></text:span><text:span text:style-name="Brak"><text:span text:style-name="T3"> opinii na temat pracy </text:span></text:span><text:span text:style-name="Brak"><text:span text:style-name="T7">ŻŁOBKA</text:span></text:span><text:span text:style-name="Brak"><text:span text:style-name="T3">;</text:span></text:span></text:p>
      <text:p text:style-name="P6"><text:span text:style-name="Brak"><text:span text:style-name="T10">1.2. </text:span></text:span><text:span text:style-name="Brak"><text:span text:style-name="T3">Uzyskiwania rzetelnej informacji na temat swojego dziecka, jego zachowania i rozwoju;</text:span></text:span></text:p>
      <text:p text:style-name="P6"><text:span text:style-name="Brak"><text:span text:style-name="T10">1.3. </text:span></text:span><text:span text:style-name="Brak"><text:span text:style-name="T3">Udziału i organizowania wsp</text:span></text:span><text:span text:style-name="Brak"><text:span text:style-name="T9">ó</text:span></text:span><text:span text:style-name="Brak"><text:span text:style-name="T3">lnych spotkań z okazji uroczystości klubowych, imprez,</text:span></text:span></text:p>
      <text:p text:style-name="P6"><text:span text:style-name="Brak"><text:span text:style-name="T3">zajęć wychowawczo - dydaktycznych, itp.;</text:span></text:span></text:p>
      <text:p text:style-name="P6"><text:span text:style-name="Brak"><text:span text:style-name="T10">1.4. </text:span></text:span><text:span text:style-name="Brak"><text:span text:style-name="T3">Udziału w zajęciach otwartych organizowanych w </text:span></text:span><text:span text:style-name="Brak"><text:span text:style-name="T7">ŻŁOBKU</text:span></text:span><text:span text:style-name="Brak"><text:span text:style-name="T3">.</text:span></text:span></text:p>
      <text:p text:style-name="P6"><text:span text:style-name="Brak"><text:span text:style-name="T10">2. </text:span></text:span><text:span text:style-name="Brak"><text:span text:style-name="T3">Rodzice mają obowiązek:</text:span></text:span></text:p>
      <text:p text:style-name="P6"><text:span text:style-name="Brak"><text:span text:style-name="T10">2.1</text:span></text:span><text:span text:style-name="Brak"><text:span text:style-name="T3">. Rzetelnie i zgodnie z prawdą wypełnić kartę zapisu Dziecka do </text:span></text:span><text:span text:style-name="Brak"><text:span text:style-name="T7">ŻŁOBKA</text:span></text:span></text:p>
      <text:p text:style-name="P6"><text:span text:style-name="Brak"><text:span text:style-name="T10">2.2. </text:span></text:span><text:span text:style-name="Brak"><text:span text:style-name="T3">Regularnie i terminowo uiszczać opłaty za pobyt i wyżywienie dziecka w </text:span></text:span><text:span text:style-name="Brak"><text:span text:style-name="T7">ŻŁOBKU</text:span></text:span><text:span text:style-name="Brak"><text:span text:style-name="T3">;</text:span></text:span></text:p>
      <text:p text:style-name="P6"><text:span text:style-name="Brak"><text:span text:style-name="T10">2.3</text:span></text:span><text:span text:style-name="Brak"><text:span text:style-name="T3">. Odbierać dzieci w godzinach funkcjonowania </text:span></text:span><text:span text:style-name="Brak"><text:span text:style-name="T7">ŻŁOBKA</text:span></text:span><text:span text:style-name="Brak"><text:span text:style-name="T3">;</text:span></text:span></text:p>
      <text:p text:style-name="P6"><text:span text:style-name="Brak"><text:span text:style-name="T10">2.4</text:span></text:span><text:span text:style-name="Brak"><text:span text:style-name="T3">. Informować nauczyciela/opiekuna o późniejszym przyprowadzaniu dziecka do </text:span></text:span><text:span text:style-name="Brak"><text:span text:style-name="T7">ŻŁOBKA</text:span></text:span><text:span text:style-name="Brak"><text:span text:style-name="T3">;</text:span></text:span></text:p>
      <text:p text:style-name="P6"><text:span text:style-name="Brak"><text:span text:style-name="T10">2.5. </text:span></text:span><text:span text:style-name="Brak"><text:span text:style-name="T3">Znać i przestrzegać postanowień statutowych;</text:span></text:span></text:p>
      <text:p text:style-name="P6"><text:span text:style-name="Brak"><text:span text:style-name="T10">2.6</text:span></text:span><text:span text:style-name="Brak"><text:span text:style-name="T3">. Przyprowadzać do </text:span></text:span><text:span text:style-name="Brak"><text:span text:style-name="T7">ŻŁOBKA</text:span></text:span><text:span text:style-name="Brak"><text:span text:style-name="T3"> dzieci zdrowe bez konieczności podawania w <text:s/></text:span></text:span><text:span text:style-name="Brak"><text:span text:style-name="T7">ŻŁOBKU</text:span></text:span><text:span text:style-name="Brak"><text:span text:style-name="T3"> jakichkolwiek lek</text:span></text:span><text:span text:style-name="Brak"><text:span text:style-name="T9">ó</text:span></text:span><text:span text:style-name="Brak"><text:span text:style-name="T3">w (w </text:span></text:span><text:span text:style-name="Brak"><text:span text:style-name="T7">ŻŁOBKU</text:span></text:span><text:span text:style-name="Brak"><text:span text:style-name="T3"> nie podaje się żadnych lek</text:span></text:span><text:span text:style-name="Brak"><text:span text:style-name="T9">ó</text:span></text:span><text:span text:style-name="Brak"><text:span text:style-name="T3">w);</text:span></text:span></text:p>
      <text:p text:style-name="P6"><text:soft-page-break/><text:span text:style-name="Brak"><text:span text:style-name="T10">2.7. </text:span></text:span><text:span text:style-name="Brak"><text:span text:style-name="T3">Zgłaszać nauczycielowi/opiekunowi niedyspozycje (fizyczne i psychiczne) dziecka <text:line-break/>i wszelkie niepokojące objawy w jego zachowaniu, mające wpływ na funkcjonowanie <text:line-break/>w grupie (choroby, ważne wydarzenia rodzinne, lęki, obawy, emocje itd.);</text:span></text:span></text:p>
      <text:p text:style-name="P6"><text:span text:style-name="Brak"><text:span text:style-name="T10">2.8</text:span></text:span><text:span text:style-name="Brak"><text:span text:style-name="T3">. Uczestniczyć w zebraniach organizowanych przez </text:span></text:span><text:span text:style-name="Brak"><text:span text:style-name="T7">ŻŁOBEK</text:span></text:span><text:span text:style-name="Brak"><text:span text:style-name="T3">;</text:span></text:span></text:p>
      <text:p text:style-name="P6"><text:span text:style-name="Brak"><text:span text:style-name="T10">2.9</text:span></text:span><text:span text:style-name="Brak"><text:span text:style-name="T3">. Bezzwłocznie zgłaszać nauczycielkom w grupie o zmianach adresu zamieszkania</text:span></text:span></text:p>
      <text:p text:style-name="P6"><text:span text:style-name="Brak"><text:span text:style-name="T3">i telefonu kontaktowego;</text:span></text:span></text:p>
      <text:p text:style-name="P6"><text:span text:style-name="Brak"><text:span text:style-name="T10">2.10</text:span></text:span><text:span text:style-name="Brak"><text:span text:style-name="T3">. Informować telefonicznie lub osobiście dyrektora </text:span></text:span><text:span text:style-name="Brak"><text:span text:style-name="T7">ŻŁOBKA</text:span></text:span><text:span text:style-name="Brak"><text:span text:style-name="T3"> o stwierdzeniu choroby zakaźnej u dziecka mogącej mieć wpływ na zdrowie lub bezpieczeństwo innych dzieci;</text:span></text:span></text:p>
      <text:p text:style-name="P6"><text:span text:style-name="Brak"><text:span text:style-name="T10">2.11</text:span></text:span><text:span text:style-name="Brak"><text:span text:style-name="T3">. Dostarczyć do </text:span></text:span><text:span text:style-name="Brak"><text:span text:style-name="T7">ŻŁOBKA</text:span></text:span><text:span text:style-name="Brak"><text:span text:style-name="T3"> informację potwierdzoną przez lekarza o stanie zdrowia dziecka po przebytej chorobie zakaźnej, pozwalający na pobyt dziecka w </text:span></text:span><text:span text:style-name="Brak"><text:span text:style-name="T7">ŻŁOBKU</text:span></text:span><text:span text:style-name="Brak"><text:span text:style-name="T3">.</text:span></text:span></text:p>
      <text:p text:style-name="P6"><text:span text:style-name="Brak"><text:span text:style-name="T10">2.12. </text:span></text:span><text:span text:style-name="Brak"><text:span text:style-name="T3">Kontrolować, co dziecko zabiera do </text:span></text:span><text:span text:style-name="Brak"><text:span text:style-name="T7">ŻŁOBKA</text:span></text:span><text:span text:style-name="Brak"><text:span text:style-name="T3"> celem uniknięcia wypadku (i co wynosi).</text:span></text:span></text:p>
      <text:p text:style-name="P6"><text:span text:style-name="Brak"><text:span text:style-name="T10">3. </text:span></text:span><text:span text:style-name="Brak"><text:span text:style-name="T3">Rodzice i nauczyciele współdziałają ze sobą w sprawach wychowania i opieki według zasad ujętych w </text:span></text:span><text:span text:style-name="Brak"><text:span text:style-name="T7">ŻŁOBKU</text:span></text:span><text:span text:style-name="Brak"><text:span text:style-name="T3">.</text:span></text:span></text:p>
      <text:p text:style-name="P5"><text:span text:style-name="Brak"><text:span text:style-name="T18">§ 38.</text:span></text:span></text:p>
      <text:p text:style-name="P6"><text:span text:style-name="Brak"><text:span text:style-name="T3">Zasady bezpiecznego pobytu dziecka w </text:span></text:span><text:span text:style-name="Brak"><text:span text:style-name="T7">ŻŁOBKU</text:span></text:span></text:p>
      <text:p text:style-name="P6"><text:span text:style-name="Brak"><text:span text:style-name="T10">2</text:span></text:span><text:span text:style-name="Brak"><text:span text:style-name="T3">. Osoba przyprowadzająca dziecko do </text:span></text:span><text:span text:style-name="Brak"><text:span text:style-name="T7">ŻŁOBKA</text:span></text:span><text:span text:style-name="Brak"><text:span text:style-name="T3"> obowiązana jest rozebrać je w szatni i osobiście przekazać nauczycielowi/opiekunowi.</text:span></text:span></text:p>
      <text:p text:style-name="P6"><text:span text:style-name="Brak"><text:span text:style-name="T10">2.1. </text:span></text:span><text:span text:style-name="Brak"><text:span text:style-name="T3">Nauczyciel/opiekun nie ponosi odpowiedzialności za życie, zdrowie i bezpieczeństwo dziecka pozostawionego przez rodzic</text:span></text:span><text:span text:style-name="Brak"><text:span text:style-name="T9">ó</text:span></text:span><text:span text:style-name="Brak"><text:span text:style-name="T3">w przed furtką, wejściem do </text:span></text:span><text:span text:style-name="Brak"><text:span text:style-name="T7">ŻŁOBKA</text:span></text:span><text:span text:style-name="Brak"><text:span text:style-name="T3">, w szatni, przed zamkniętymi drzwiami wejściowymi, na placu zabaw lub posesji .</text:span></text:span></text:p>
      <text:p text:style-name="P6"><text:span text:style-name="Brak"><text:span text:style-name="T10">3. </text:span></text:span><text:span text:style-name="Brak"><text:span text:style-name="T3">Do </text:span></text:span><text:span text:style-name="Brak"><text:span text:style-name="T7">ŻŁOBKA</text:span></text:span><text:span text:style-name="Brak"><text:span text:style-name="T3"> przyprowadza się dzieci zdrowe, nie powinno przyprowadzać się dzieci przeziębionych, zakatarzonych, wymiotujących i z objawami innych chor</text:span></text:span><text:span text:style-name="Brak"><text:span text:style-name="T9">ó</text:span></text:span><text:span text:style-name="Brak"><text:span text:style-name="T3">b.</text:span></text:span></text:p>
      <text:p text:style-name="P6"><text:span text:style-name="Brak"><text:span text:style-name="T10">3.1</text:span></text:span><text:span text:style-name="Brak"><text:span text:style-name="T3">. W przypadku zaistnienia wątpliwości co do stanu zdrowia dziecka, nauczyciel/opiekun ma prawo żądać zaświadczenia lekarskiego o stanie zdrowia dziecka pod rygorem odmowy przyjęcia dziecka do </text:span></text:span><text:span text:style-name="Brak"><text:span text:style-name="T7">ŻŁOBKA</text:span></text:span><text:span text:style-name="Brak"><text:span text:style-name="T3"> przez czas trwania przeszkody dotyczącej przyjęcia dziecka do </text:span></text:span><text:span text:style-name="Brak"><text:span text:style-name="T7">ŻŁOBKA</text:span></text:span><text:span text:style-name="Brak"><text:span text:style-name="T3">.</text:span></text:span></text:p>
      <text:p text:style-name="P6"><text:span text:style-name="Brak"><text:span text:style-name="T10">4</text:span></text:span><text:span text:style-name="Brak"><text:span text:style-name="T3">. W </text:span></text:span><text:span text:style-name="Brak"><text:span text:style-name="T7">ŻŁOBKU</text:span></text:span><text:span text:style-name="Brak"><text:span text:style-name="T3"> nie stosuje się wobec wychowank</text:span></text:span><text:span text:style-name="Brak"><text:span text:style-name="T9">ó</text:span></text:span><text:span text:style-name="Brak"><text:span text:style-name="T3">w żadnych zabieg</text:span></text:span><text:span text:style-name="Brak"><text:span text:style-name="T9">ó</text:span></text:span><text:span text:style-name="Brak"><text:span text:style-name="T3">w lekarskich <text:line-break/>(np. szczepień, badania wzroku, przegląd</text:span></text:span><text:span text:style-name="Brak"><text:span text:style-name="T9">ó</text:span></text:span><text:span text:style-name="Brak"><text:span text:style-name="T3">w zęb</text:span></text:span><text:span text:style-name="Brak"><text:span text:style-name="T9">ó</text:span></text:span><text:span text:style-name="Brak"><text:span text:style-name="T3">w) bez uprzedniego porozumienia z rodzicami, poza nagłymi przypadkami bezpośrednio ratującymi życie dziecka.</text:span></text:span></text:p>
      <text:p text:style-name="P6"><text:span text:style-name="Brak"><text:span text:style-name="T10">5. </text:span></text:span><text:span text:style-name="Brak"><text:span text:style-name="T3">W </text:span></text:span><text:span text:style-name="Brak"><text:span text:style-name="T7">ŻŁOBKU</text:span></text:span><text:span text:style-name="Brak"><text:span text:style-name="T3"> nie wolno podawać żadnych lekarstw.</text:span></text:span></text:p>
      <text:p text:style-name="P6"><text:span text:style-name="Brak"><text:span text:style-name="T10">6. </text:span></text:span><text:span text:style-name="Brak"><text:span text:style-name="T3">Nauczyciel/opiekun grupy ma obowiązek poinformowania rodzica/ prawnego opiekuna o złym samopoczuciu dziecka wskazującym na początki choroby.</text:span></text:span></text:p>
      <text:p text:style-name="P6"><text:span text:style-name="Brak"><text:span text:style-name="T10">7</text:span></text:span><text:span text:style-name="Brak"><text:span text:style-name="T3">. Rodzice/prawni opiekunowie po otrzymaniu informacji o złym samopoczuciu dziecka są zobowiązani niezwłocznie odebrać dziecko z</text:span></text:span><text:span text:style-name="Brak"><text:span text:style-name="T7">e ŻŁOBKA</text:span></text:span><text:span text:style-name="Brak"><text:span text:style-name="T3">.</text:span></text:span></text:p>
      <text:p text:style-name="P6"><text:span text:style-name="Brak"><text:span text:style-name="T10">8. </text:span></text:span><text:span text:style-name="Brak"><text:span text:style-name="T3">Ubrań dziecka nie wolno spinać agrafkami ani szpilkami.</text:span></text:span></text:p>
      <text:p text:style-name="P6"><text:span text:style-name="Brak"><text:span text:style-name="T18">9. </text:span></text:span><text:span text:style-name="Brak"><text:span text:style-name="T28">Po odebraniu dziecka rodzic/prawny opiekun nie zezwala się na poruszanie się dziecka po terenie </text:span></text:span><text:span text:style-name="Brak"><text:span text:style-name="T31">ŻŁOBKA </text:span></text:span><text:span text:style-name="Brak"><text:span text:style-name="T28">bez opieki.</text:span></text:span></text:p>
      <text:p text:style-name="P6"><text:span text:style-name="Brak"><text:span text:style-name="T18">10. </text:span></text:span><text:span text:style-name="Brak"><text:span text:style-name="T28">Zabrania się pozostawiania przez rodzic</text:span></text:span><text:span text:style-name="Brak"><text:span text:style-name="T32">ó</text:span></text:span><text:span text:style-name="Brak"><text:span text:style-name="T28">w w</text:span></text:span><text:span text:style-name="Brak"><text:span text:style-name="T32">ó</text:span></text:span><text:span text:style-name="Brak"><text:span text:style-name="T28">zk</text:span></text:span><text:span text:style-name="Brak"><text:span text:style-name="T32">ó</text:span></text:span><text:span text:style-name="Brak"><text:span text:style-name="T28">w, rowerk</text:span></text:span><text:span text:style-name="Brak"><text:span text:style-name="T32">ó</text:span></text:span><text:span text:style-name="Brak"><text:span text:style-name="T28">w, motor</text:span></text:span><text:span text:style-name="Brak"><text:span text:style-name="T32">ó</text:span></text:span><text:span text:style-name="Brak"><text:span text:style-name="T28">w na terenie </text:span></text:span><text:span text:style-name="Brak"><text:span text:style-name="T31">ŻŁOBKA</text:span></text:span><text:span text:style-name="Brak"><text:span text:style-name="T28"> bez nadzoru.</text:span></text:span></text:p>
      <text:p text:style-name="P5"><text:span text:style-name="Brak"><text:span text:style-name="T18">ZASADY ODBIERANIA DZIECI Z</text:span></text:span><text:span text:style-name="Brak"><text:span text:style-name="T20">E ŻŁOBKA</text:span></text:span></text:p>
      <text:p text:style-name="P5"><text:span text:style-name="Brak"><text:span text:style-name="T18">§ 39.</text:span></text:span></text:p>
      <text:p text:style-name="P6"><text:span text:style-name="Brak"><text:span text:style-name="T10">1. </text:span></text:span><text:span text:style-name="Brak"><text:span text:style-name="T3">Dopuszcza się możliwość odbierania dzieci przez inne osoby dorosłe, zdolne do podejmowania czynności prawnych, upoważnione na piśmie przez rodzic</text:span></text:span><text:span text:style-name="Brak"><text:span text:style-name="T9">ó</text:span></text:span><text:span text:style-name="Brak"><text:span text:style-name="T3">w. Upoważnienie może być w każdej chwili odwołane. Upoważnienie wystawia co najmniej jeden rodzic/opiekun prawny dziecka na piśmie z własnoręcznym podpisem. Upoważnienie zawiera: imię i nazwisko osoby upoważnionej, stopień pokrewieństwa, podpis upoważniającego.</text:span></text:span></text:p>
      <text:p text:style-name="P6"><text:soft-page-break/><text:span text:style-name="Brak"><text:span text:style-name="T10">2. </text:span></text:span><text:span text:style-name="Brak"><text:span text:style-name="T3">Osoba upoważniona w momencie odbioru dziecka powinna posiadać przy sobie dokument tożsamości i na żądanie nauczyciela go okazać. W sytuacjach budzących wątpliwości nauczycielka kontaktuje się z rodzicami.</text:span></text:span></text:p>
      <text:p text:style-name="P6"><text:span text:style-name="Brak"><text:span text:style-name="T10">3. </text:span></text:span><text:span text:style-name="Brak"><text:span text:style-name="T3">Rodzice przejmują odpowiedzialność prawną za bezpieczeństwo dziecka odbieranego <text:line-break/>z plac</text:span></text:span><text:span text:style-name="Brak"><text:span text:style-name="T9">ó</text:span></text:span><text:span text:style-name="Brak"><text:span text:style-name="T3">wki przez upoważ</text:span></text:span><text:span text:style-name="Brak"><text:span text:style-name="T16">nion</text:span></text:span><text:span text:style-name="Brak"><text:span text:style-name="T3">ą przez nich osobę.</text:span></text:span></text:p>
      <text:p text:style-name="P6"><text:span text:style-name="Brak"><text:span text:style-name="T10">4. </text:span></text:span><text:span text:style-name="Brak"><text:span text:style-name="T3">Nauczyciel/opiekun może odm</text:span></text:span><text:span text:style-name="Brak"><text:span text:style-name="T9">ó</text:span></text:span><text:span text:style-name="Brak"><text:span text:style-name="T3">wić wydania dziecka w przypadku, gdy stan osoby zamierzającej odebrać dziecko będzie wskazywał, że nie jest ona w stanie zapewnić dziecku bezpieczeństwa (osoba pod wpływem alkoholu, środk</text:span></text:span><text:span text:style-name="Brak"><text:span text:style-name="T9">ó</text:span></text:span><text:span text:style-name="Brak"><text:span text:style-name="T3">w odurzających).</text:span></text:span></text:p>
      <text:p text:style-name="P6"><text:span text:style-name="Brak"><text:span text:style-name="T10">4. </text:span></text:span><text:span text:style-name="Brak"><text:span text:style-name="T3">Rodzice odbierają dzieci do godziny 17.</text:span></text:span><text:span text:style-name="Brak"><text:span text:style-name="T7">0</text:span></text:span><text:span text:style-name="Brak"><text:span text:style-name="T3">0.</text:span></text:span></text:p>
      <text:p text:style-name="P6"><text:span text:style-name="Brak"><text:span text:style-name="T10">5. </text:span></text:span><text:span text:style-name="Brak"><text:span text:style-name="T3">W wypadku, gdy dziecko nie zostanie odebrane do godziny 17.</text:span></text:span><text:span text:style-name="Brak"><text:span text:style-name="T7">0</text:span></text:span><text:span text:style-name="Brak"><text:span text:style-name="T3">0, rodzic zobowiązany jest powiadomić telefonicznie </text:span></text:span><text:span text:style-name="Brak"><text:span text:style-name="T7">ŻŁOBEK</text:span></text:span><text:span text:style-name="Brak"><text:span text:style-name="T3"> o spóźnieniu.</text:span></text:span></text:p>
      <text:p text:style-name="P6"><text:span text:style-name="Brak"><text:span text:style-name="T3">W przypadku braku powiadomienia o spóźnieniu ze strony rodzic</text:span></text:span><text:span text:style-name="Brak"><text:span text:style-name="T9">ó</text:span></text:span><text:span text:style-name="Brak"><text:span text:style-name="T3">w/ prawnych opiekun</text:span></text:span><text:span text:style-name="Brak"><text:span text:style-name="T9">ó</text:span></text:span><text:span text:style-name="Brak"><text:span text:style-name="T3">w nauczycielka zobowiązana jest skontaktować się telefonicznie z rodzicami i powiadomić <text:line-break/>o zaistniałym fakcie.</text:span></text:span></text:p>
      <text:p text:style-name="P6"><text:span text:style-name="Brak"><text:span text:style-name="T10">6. </text:span></text:span><text:span text:style-name="Brak"><text:span text:style-name="T3">Gdy pod wskazanym numerem telefonu nie można uzyskać informacji o miejscu pobytu rodzic</text:span></text:span><text:span text:style-name="Brak"><text:span text:style-name="T9">ó</text:span></text:span><text:span text:style-name="Brak"><text:span text:style-name="T3">w/prawnych opiekun</text:span></text:span><text:span text:style-name="Brak"><text:span text:style-name="T9">ó</text:span></text:span><text:span text:style-name="Brak"><text:span text:style-name="T3">w, nauczyciel/opiekun oczekuje z dzieckiem o,5 godziny – do 1</text:span></text:span><text:span text:style-name="Brak"><text:span text:style-name="T7">7</text:span></text:span><text:span text:style-name="Brak"><text:span text:style-name="T3">.</text:span></text:span><text:span text:style-name="Brak"><text:span text:style-name="T7">3</text:span></text:span><text:span text:style-name="Brak"><text:span text:style-name="T3">0. Po upływie tego czasu nauczyciel/opiekun powiadamia najbliższy komisariat policji <text:line-break/>o niemożności skontaktowania się z rodzicami.</text:span></text:span></text:p>
      <text:p text:style-name="P6"><text:span text:style-name="Brak"><text:span text:style-name="T10">7. </text:span></text:span><text:span text:style-name="Brak"><text:span text:style-name="T3">Życzenie rodzic</text:span></text:span><text:span text:style-name="Brak"><text:span text:style-name="T9">ó</text:span></text:span><text:span text:style-name="Brak"><text:span text:style-name="T3">w dotyczące nie odbierania dziecka przez jednego z rodzic</text:span></text:span><text:span text:style-name="Brak"><text:span text:style-name="T9">ó</text:span></text:span><text:span text:style-name="Brak"><text:span text:style-name="T3">w musi być poświadczone przez prawomocny wyrok lub orzeczenie sądowe.</text:span></text:span></text:p>
      <text:p text:style-name="P9"/>
      <text:p text:style-name="P5"><text:span text:style-name="Brak"><text:span text:style-name="T18">POSTANOWIENIA KOŃ</text:span></text:span><text:span text:style-name="Brak"><text:span text:style-name="T21">COWE</text:span></text:span></text:p>
      <text:p text:style-name="P5"><text:span text:style-name="Brak"><text:span text:style-name="T18">§ 40.</text:span></text:span></text:p>
      <text:p text:style-name="P6"><text:span text:style-name="Brak"><text:span text:style-name="T18">1</text:span></text:span><text:span text:style-name="Brak"><text:span text:style-name="T28">. </text:span></text:span><text:span text:style-name="Brak"><text:span text:style-name="T31">ŻŁOBEK </text:span></text:span><text:span text:style-name="Brak"><text:span text:style-name="T28">prowadzi i przechowuje dokumentację zgodnie z odrębnymi przepisami.</text:span></text:span></text:p>
      <text:p text:style-name="P6"><text:span text:style-name="Brak"><text:span text:style-name="T18">2</text:span></text:span><text:span text:style-name="Brak"><text:span text:style-name="T28">. Zasady gospodarki finansowej i materiałowej </text:span></text:span><text:span text:style-name="Brak"><text:span text:style-name="T31">ŻŁOBKA</text:span></text:span><text:span text:style-name="Brak"><text:span text:style-name="T28"> określają odrębne przepisy.</text:span></text:span></text:p>
      <text:p text:style-name="P6"><text:span text:style-name="Brak"><text:span text:style-name="T10">3. </text:span></text:span><text:span text:style-name="Brak"><text:span text:style-name="T3">Wszelkie sprawy sporne zaistniałe w plac</text:span></text:span><text:span text:style-name="Brak"><text:span text:style-name="T9">ó</text:span></text:span><text:span text:style-name="Brak"><text:span text:style-name="T3">wce rozwiązywane są wewnątrz </text:span></text:span><text:span text:style-name="Brak"><text:span text:style-name="T7">ŻŁOBKA</text:span></text:span><text:span text:style-name="Brak"><text:span text:style-name="T3">, z zachowaniem drogi służbowej rodzic/prawny opiekun/ wychowawca-Organ prowadzący.</text:span></text:span></text:p>
      <text:p text:style-name="P5"><text:span text:style-name="Brak"><text:span text:style-name="T10">§ 41.</text:span></text:span></text:p>
      <text:p text:style-name="P5"><text:span text:style-name="Brak"><text:span text:style-name="T3">Statut wchodzi w życie z dniem </text:span></text:span><text:span text:style-name="Brak"><text:span text:style-name="T7">14.06.2021</text:span></text:span><text:span text:style-name="Brak"><text:span text:style-name="T10"> r</text:span></text:span><text:span text:style-name="Brak"><text:span text:style-name="T3">.</text:span></text:span></text:p>
      <text:p text:style-name="P5"><text:span text:style-name="Brak"><text:span text:style-name="T3">Statut zatwierdzony przez Organ prowadzący</text:span></text:span></text:p>
      <text:p text:style-name="P5"><text:span text:style-name="Brak"><text:span text:style-name="T10">Agnieszka Ciołkowska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bel" svg:font-family="Corbel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false" style:font-name-asian="Arial Unicode MS" style:font-size-asian="12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l" fo:country="PL" fo:font-style="normal" fo:text-shadow="none" style:text-underline-style="none" fo:font-weight="normal" style:letter-kerning="false" fo:background-color="transparent" style:font-name-asian="Arial Unicode MS" style:font-size-asian="12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0" loext:opacity="100%" style:font-name-complex="Arial Unicode MS" style:font-family-complex="'Arial Unicode MS'" style:font-family-generic-complex="swiss" style:font-pitch-complex="variable" style:font-size-complex="12pt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Normalny" style:class="text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Nagłówek_20_i_20_stopka" style:display-name="Nagłówek i stopka" style:family="paragraph">
      <style:paragraph-properties fo:orphans="2" fo:widows="2" fo:hyphenation-ladder-count="no-limit">
        <style:tab-stops>
          <style:tab-stop style:position="15.91cm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style:font-name-complex="Arial Unicode MS" style:font-family-complex="'Arial Unicode MS'" style:font-family-generic-complex="swiss" style:font-pitch-complex="variable" style:font-size-complex="12pt" fo:hyphenate="false" loext:hyphenation-no-caps="false"/>
    </style:style>
    <style:style style:name="Domyślne" style:family="paragraph">
      <style:paragraph-properties fo:orphans="2" fo:widows="2" fo:hyphenation-ladder-count="no-limit"/>
      <style:text-properties fo:color="#000000" loext:opacity="100%" style:font-name="Helvetica Neue" fo:font-family="'Helvetica Neue'" style:font-family-generic="roman" style:font-pitch="variable" fo:font-size="11pt" style:font-name-asian="Helvetica Neue" style:font-family-asian="'Helvetica Neue'" style:font-family-generic-asian="roman" style:font-pitch-asian="variable" style:font-size-asian="11pt" style:font-name-complex="Helvetica Neue" style:font-family-complex="'Helvetica Neue'" style:font-family-generic-complex="roman" style:font-pitch-complex="variable" style:font-size-complex="11pt" fo:hyphenate="false" loext:hyphenation-no-caps="false"/>
    </style:style>
    <style:style style:name="Akapit_20_z_20_listą" style:display-name="Akapit z listą" style:family="paragraph">
      <style:paragraph-properties fo:margin-left="1.27cm" fo:margin-right="0cm" fo:orphans="2" fo:widows="2" fo:hyphenation-ladder-count="no-limit" fo:text-indent="0cm" style:auto-text-indent="false">
        <style:tab-stops/>
      </style:paragraph-properties>
      <style:text-properties fo:color="#000000" loext:opacity="100%" style:font-name-complex="Arial Unicode MS" style:font-family-complex="'Arial Unicode MS'" style:font-family-generic-complex="swiss" style:font-pitch-complex="variable" style:font-size-complex="12pt" fo:hyphenate="false" loext:hyphenation-no-caps="false"/>
    </style:style>
    <style:style style:name="Tekst_20_komentarza" style:display-name="Tekst komentarza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Tekst_20_dymka" style:display-name="Tekst dymka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Normalny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rak" style:family="text"/>
    <style:style style:name="Hyperlink.0" style:family="text" style:parent-style-name="Brak">
      <style:text-properties fo:color="#0563c1" loext:opacity="100%" style:font-name="Corbel" fo:font-family="Corbel" style:font-family-generic="swiss" style:font-pitch="variable" style:text-underline-style="solid" style:text-underline-width="auto" style:text-underline-color="#0563c1" style:text-underline-mode="continuous" style:text-overline-mode="continuous" style:text-line-through-mode="continuous" style:font-name-asian="Corbel" style:font-family-asian="Corbel" style:font-family-generic-asian="swiss" style:font-pitch-asian="variable" style:font-name-complex="Corbel" style:font-family-complex="Corbel" style:font-family-generic-complex="swiss" style:font-pitch-complex="variable"/>
    </style:style>
    <style:style style:name="Tekst_20_komentarza_20_Znak" style:display-name="Tekst komentarza Znak" style:family="text" style:parent-style-name="Domyślna_20_czcionka_20_akapitu">
      <style:text-properties fo:color="#000000" loext:opacity="100%" style:text-underline-style="none" style:font-name-complex="Arial Unicode MS" style:font-family-complex="'Arial Unicode MS'" style:font-family-generic-complex="swiss" style:font-pitch-complex="variable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Tekst_20_dymka_20_Znak" style:display-name="Tekst dymka Znak" style:family="text" style:parent-style-name="Domyślna_20_czcionka_20_akapitu">
      <style:text-properties fo:color="#000000" loext:opacity="100%" style:font-name="Segoe UI" fo:font-family="'Segoe UI'" style:font-family-generic="swiss" style:font-pitch="variable" fo:font-size="9pt" style:text-underline-style="non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Corbel" fo:font-family="Corbel" style:font-family-generic="swiss" style:font-pitch="variable" fo:letter-spacing="normal" fo:font-weight="bold" style:letter-kerning="false" style:font-weight-asian="bold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/>
    <style:style style:name="WW_5f_CharLFO3LVL1" style:display-name="WW_CharLFO3LVL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2" style:display-name="WW_CharLFO3LVL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3" style:display-name="WW_CharLFO3LVL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4" style:display-name="WW_CharLFO3LVL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5" style:display-name="WW_CharLFO3LVL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6" style:display-name="WW_CharLFO3LVL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7" style:display-name="WW_CharLFO3LVL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8" style:display-name="WW_CharLFO3LVL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3LVL9" style:display-name="WW_CharLFO3LVL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1" style:display-name="WW_CharLFO4LVL1" style:family="text">
      <style:text-properties fo:font-variant="normal" fo:text-transform="none" style:text-outline="false" style:text-line-through-style="none" style:text-line-through-type="none" style:text-position="0% 100%" style:font-name="Corbel" fo:font-family="Corbel" style:font-family-generic="swiss" style:font-pitch="variable" fo:letter-spacing="normal" fo:font-weight="bold" style:letter-kerning="false" style:font-weight-asian="bold" style:text-scale="100%" style:font-relief="none"/>
    </style:style>
    <style:style style:name="WW_5f_CharLFO4LVL2" style:display-name="WW_CharLFO4LVL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3" style:display-name="WW_CharLFO4LVL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4" style:display-name="WW_CharLFO4LVL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5" style:display-name="WW_CharLFO4LVL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6" style:display-name="WW_CharLFO4LVL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7" style:display-name="WW_CharLFO4LVL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8" style:display-name="WW_CharLFO4LVL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WW_5f_CharLFO4LVL9" style:display-name="WW_CharLFO4LVL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Zaimportowany_20_styl_20_1" style:display-name="Zaimportowany styl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3LVL1" style:num-suffix="." style:num-format="1">
        <style:list-level-properties/>
      </text:list-level-style-number>
      <text:list-level-style-number text:level="2" text:style-name="WW_5f_CharLFO3LVL2" style:num-suffix="." style:num-format="a" style:num-letter-sync="true">
        <style:list-level-properties/>
      </text:list-level-style-number>
      <text:list-level-style-number text:level="3" text:style-name="WW_5f_CharLFO3LVL3" style:num-suffix="." style:num-format="i">
        <style:list-level-properties/>
      </text:list-level-style-number>
      <text:list-level-style-number text:level="4" text:style-name="WW_5f_CharLFO3LVL4" style:num-suffix="." style:num-format="1">
        <style:list-level-properties/>
      </text:list-level-style-number>
      <text:list-level-style-number text:level="5" text:style-name="WW_5f_CharLFO3LVL5" style:num-suffix="." style:num-format="a" style:num-letter-sync="true">
        <style:list-level-properties/>
      </text:list-level-style-number>
      <text:list-level-style-number text:level="6" text:style-name="WW_5f_CharLFO3LVL6" style:num-suffix="." style:num-format="i">
        <style:list-level-properties/>
      </text:list-level-style-number>
      <text:list-level-style-number text:level="7" text:style-name="WW_5f_CharLFO3LVL7" style:num-suffix="." style:num-format="1">
        <style:list-level-properties/>
      </text:list-level-style-number>
      <text:list-level-style-number text:level="8" text:style-name="WW_5f_CharLFO3LVL8" style:num-suffix="." style:num-format="a" style:num-letter-sync="true">
        <style:list-level-properties/>
      </text:list-level-style-number>
      <text:list-level-style-number text:level="9" text:style-name="WW_5f_CharLFO3LVL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4LVL1" style:num-suffix="." style:num-format="1">
        <style:list-level-properties/>
      </text:list-level-style-number>
      <text:list-level-style-number text:level="2" text:style-name="WW_5f_CharLFO4LVL2" style:num-suffix="." style:num-format="a" style:num-letter-sync="true">
        <style:list-level-properties/>
      </text:list-level-style-number>
      <text:list-level-style-number text:level="3" text:style-name="WW_5f_CharLFO4LVL3" style:num-suffix="." style:num-format="i">
        <style:list-level-properties/>
      </text:list-level-style-number>
      <text:list-level-style-number text:level="4" text:style-name="WW_5f_CharLFO4LVL4" style:num-suffix="." style:num-format="1">
        <style:list-level-properties/>
      </text:list-level-style-number>
      <text:list-level-style-number text:level="5" text:style-name="WW_5f_CharLFO4LVL5" style:num-suffix="." style:num-format="a" style:num-letter-sync="true">
        <style:list-level-properties/>
      </text:list-level-style-number>
      <text:list-level-style-number text:level="6" text:style-name="WW_5f_CharLFO4LVL6" style:num-suffix="." style:num-format="i">
        <style:list-level-properties/>
      </text:list-level-style-number>
      <text:list-level-style-number text:level="7" text:style-name="WW_5f_CharLFO4LVL7" style:num-suffix="." style:num-format="1">
        <style:list-level-properties/>
      </text:list-level-style-number>
      <text:list-level-style-number text:level="8" text:style-name="WW_5f_CharLFO4LVL8" style:num-suffix="." style:num-format="a" style:num-letter-sync="true">
        <style:list-level-properties/>
      </text:list-level-style-number>
      <text:list-level-style-number text:level="9" text:style-name="WW_5f_CharLFO4LVL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agłówek_20_i_20_stopka"/>
      </style:header>
      <style:footer>
        <text:p text:style-name="Nagłówek_20_i_20_stopk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Aneta Muras</meta:initial-creator>
    <meta:creation-date>2019-05-13T13:16:00Z</meta:creation-date>
    <dc:date>2021-07-26T06:28:39.502000000</dc:date>
    <meta:print-date>2021-07-26T06:28:06.924000000</meta:print-date>
    <meta:editing-cycles>4</meta:editing-cycles>
    <meta:editing-duration>PT26M12S</meta:editing-duration>
    <meta:document-statistic meta:table-count="0" meta:image-count="0" meta:object-count="0" meta:page-count="9" meta:paragraph-count="257" meta:word-count="2956" meta:character-count="21814" meta:non-whitespace-character-count="190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s/STATUT%20KLUBU%20MALUCHA.odt/Normal"/>
  </office:meta>
</office:document-meta>
</file>